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427000001D81E79F30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style:width="6.9688in" fo:margin-left="0.0104in" fo:margin-right="0.0208in" table:align="margins" style:writing-mode="lr-tb"/>
    </style:style>
    <style:style style:name="Tabelle4.A" style:family="table-column">
      <style:table-column-properties style:column-width="0.7813in" style:rel-column-width="7346*"/>
    </style:style>
    <style:style style:name="Tabelle4.B" style:family="table-column">
      <style:table-column-properties style:column-width="6.1875in"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style:width="6.9688in" fo:margin-left="0.0104in" fo:margin-right="0.0208in" table:align="margins" style:writing-mode="lr-tb"/>
    </style:style>
    <style:style style:name="Tabelle44.A" style:family="table-column">
      <style:table-column-properties style:column-width="0.7813in" style:rel-column-width="7346*"/>
    </style:style>
    <style:style style:name="Tabelle44.B" style:family="table-column">
      <style:table-column-properties style:column-width="6.1875in"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P1" style:family="paragraph" style:parent-style-name="Table_20_Contents">
      <style:text-properties style:font-name="Courier New1"/>
    </style:style>
    <style:style style:name="P2" style:family="paragraph" style:parent-style-name="Standard">
      <style:paragraph-properties fo:margin-top="0.111in" fo:margin-bottom="0in"/>
    </style:style>
    <style:style style:name="P3"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Body">
      <style:paragraph-properties fo:margin-left="0in" fo:margin-right="0in" fo:text-indent="0in" style:auto-text-indent="false"/>
    </style:style>
    <style:style style:name="P7"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8" style:family="paragraph" style:parent-style-name="Body">
      <style:paragraph-properties fo:text-align="start" style:justify-single-word="false"/>
    </style:style>
    <style:style style:name="P9" style:family="paragraph" style:parent-style-name="Body">
      <style:text-properties style:font-name="Arial" fo:font-size="10pt" style:font-size-asian="10pt" style:font-size-complex="10pt"/>
    </style:style>
    <style:style style:name="P10" style:family="paragraph" style:parent-style-name="Body">
      <style:paragraph-properties fo:text-align="start" style:justify-single-word="false"/>
      <style:text-properties style:font-name="Arial" fo:font-size="10pt" style:font-size-asian="10pt" style:font-size-complex="10pt"/>
    </style:style>
    <style:style style:name="P11" style:family="paragraph" style:parent-style-name="Body">
      <style:text-properties style:use-window-font-color="true" fo:font-style="normal" style:font-style-asian="normal" style:font-style-complex="normal"/>
    </style:style>
    <style:style style:name="P12" style:family="paragraph" style:parent-style-name="Body">
      <style:text-properties style:use-window-font-color="true" fo:font-style="italic" style:font-style-asian="italic"/>
    </style:style>
    <style:style style:name="P13" style:family="paragraph" style:parent-style-name="Body">
      <style:text-properties fo:color="#000000" style:font-name="Times New Roman" fo:font-size="11pt" style:font-name-asian="Monaco" style:font-size-asian="11pt" style:font-name-complex="Monaco" style:font-size-complex="11pt"/>
    </style:style>
    <style:style style:name="P14" style:family="paragraph" style:parent-style-name="Body">
      <style:paragraph-properties fo:text-align="justify" style:justify-single-word="false"/>
    </style:style>
    <style:style style:name="P15" style:family="paragraph" style:parent-style-name="Body">
      <style:text-properties fo:language="en" fo:country="GB"/>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Body">
      <style:paragraph-properties>
        <style:tab-stops>
          <style:tab-stop style:position="0.1508in"/>
          <style:tab-stop style:position="3.9374in"/>
        </style:tab-stops>
      </style:paragraph-properties>
    </style:style>
    <style:style style:name="P19" style:family="paragraph" style:parent-style-name="Abstract">
      <style:text-properties style:use-window-font-color="true" fo:font-style="normal" style:font-style-asian="normal" style:font-style-complex="normal"/>
    </style:style>
    <style:style style:name="P20" style:family="paragraph" style:parent-style-name="Abstract">
      <style:text-properties fo:font-size="16pt" fo:font-weight="bold" style:font-size-asian="16pt" style:font-weight-asian="bold"/>
    </style:style>
    <style:style style:name="P21" style:family="paragraph" style:parent-style-name="Table_20_Contents">
      <style:paragraph-properties fo:text-align="start" style:justify-single-word="false"/>
    </style:style>
    <style:style style:name="P22" style:family="paragraph" style:parent-style-name="Table_20_Contents">
      <style:text-properties style:font-name="Courier New1"/>
    </style:style>
    <style:style style:name="P23" style:family="paragraph" style:parent-style-name="Table_20_Contents">
      <style:text-properties fo:color="#000000"/>
    </style:style>
    <style:style style:name="P24" style:family="paragraph" style:parent-style-name="Preformatted_20_Text">
      <style:paragraph-properties fo:text-align="start" style:justify-single-word="false"/>
    </style:style>
    <style:style style:name="P25" style:family="paragraph" style:parent-style-name="Preformatted_20_Text">
      <style:text-properties style:font-name="CourierNewPSMT" fo:font-size="10pt"/>
    </style:style>
    <style:style style:name="P26" style:family="paragraph" style:parent-style-name="Preformatted_20_Text">
      <style:paragraph-properties fo:text-align="start" style:justify-single-word="false"/>
      <style:text-properties style:font-name="CourierNewPSMT" fo:font-size="10pt"/>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paragraph-properties fo:margin-left="0.9in" fo:margin-right="0in" fo:text-indent="0in" style:auto-text-indent="false"/>
    </style:style>
    <style:style style:name="P29" style:family="paragraph" style:parent-style-name="Body">
      <style:paragraph-properties fo:orphans="2" fo:widows="2" style:writing-mode="lr-tb"/>
    </style:style>
    <style:style style:name="P30" style:family="paragraph" style:parent-style-name="CellBody">
      <style:paragraph-properties style:snap-to-layout-grid="false"/>
    </style:style>
    <style:style style:name="P31" style:family="paragraph" style:parent-style-name="CellBody">
      <style:text-properties style:use-window-font-color="true" fo:font-style="normal" style:font-style-asian="normal" style:font-style-complex="normal"/>
    </style:style>
    <style:style style:name="P32" style:family="paragraph" style:parent-style-name="CellBody">
      <style:paragraph-properties style:snap-to-layout-grid="false"/>
      <style:text-properties style:use-window-font-color="true" fo:font-style="normal" style:font-style-asian="normal" style:font-style-complex="normal"/>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Preformatted_20_Text">
      <style:paragraph-properties fo:margin-top="0in" fo:margin-bottom="0.1965in"/>
    </style:style>
    <style:style style:name="P39"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2" style:family="paragraph" style:parent-style-name="CellBody" style:list-style-name="L2">
      <style:paragraph-properties style:snap-to-layout-grid="false"/>
    </style:style>
    <style:style style:name="P43" style:family="paragraph" style:parent-style-name="CellBody" style:list-style-name="L2">
      <style:paragraph-properties style:snap-to-layout-grid="false"/>
      <style:text-properties style:use-window-font-color="true" fo:font-style="normal" style:font-style-asian="normal" style:font-style-complex="normal"/>
    </style:style>
    <style:style style:name="P44" style:family="paragraph" style:parent-style-name="CellBody" style:list-style-name="L3">
      <style:paragraph-properties style:snap-to-layout-grid="false"/>
      <style:text-properties style:use-window-font-color="true" fo:font-style="normal" style:font-style-asian="normal" style:font-style-complex="normal"/>
    </style:style>
    <style:style style:name="P45" style:family="paragraph" style:parent-style-name="CellBody" style:list-style-name="L4">
      <style:paragraph-properties style:snap-to-layout-grid="false"/>
      <style:text-properties style:use-window-font-color="true" fo:font-style="normal" style:font-style-asian="normal" style:font-style-complex="normal"/>
    </style:style>
    <style:style style:name="P46" style:family="paragraph" style:parent-style-name="CellBody" style:list-style-name="L5">
      <style:paragraph-properties style:snap-to-layout-grid="false"/>
      <style:text-properties style:use-window-font-color="true" fo:font-style="normal" style:font-style-asian="normal" style:font-style-complex="normal"/>
    </style:style>
    <style:style style:name="P47" style:family="paragraph" style:parent-style-name="CellBody" style:list-style-name="L6">
      <style:paragraph-properties style:snap-to-layout-grid="false"/>
      <style:text-properties style:use-window-font-color="true" fo:font-style="normal" style:font-style-asian="normal" style:font-style-complex="normal"/>
    </style:style>
    <style:style style:name="P48" style:family="paragraph" style:parent-style-name="CellBody" style:list-style-name="L7">
      <style:paragraph-properties style:snap-to-layout-grid="false"/>
      <style:text-properties style:use-window-font-color="true" fo:font-style="normal" style:font-style-asian="normal" style:font-style-complex="normal"/>
    </style:style>
    <style:style style:name="P49" style:family="paragraph" style:parent-style-name="CellBody" style:list-style-name="L8">
      <style:paragraph-properties style:snap-to-layout-grid="false"/>
      <style:text-properties style:use-window-font-color="true" fo:font-style="normal" style:font-style-asian="normal" style:font-style-complex="normal"/>
    </style:style>
    <style:style style:name="P50" style:family="paragraph" style:parent-style-name="CellBody" style:list-style-name="L9">
      <style:paragraph-properties style:snap-to-layout-grid="false"/>
      <style:text-properties style:use-window-font-color="true" fo:font-style="normal" style:font-style-asian="normal" style:font-style-complex="normal"/>
    </style:style>
    <style:style style:name="P51" style:family="paragraph" style:parent-style-name="CellBody">
      <style:paragraph-properties style:snap-to-layout-grid="false"/>
      <style:text-properties style:use-window-font-color="true" fo:font-style="normal" style:font-style-asian="normal" style:font-style-complex="normal"/>
    </style:style>
    <style:style style:name="P52" style:family="paragraph" style:parent-style-name="CellBody">
      <style:paragraph-properties style:snap-to-layout-grid="false"/>
    </style:style>
    <style:style style:name="P53" style:family="paragraph" style:parent-style-name="Definition_20_Term" style:list-style-name="WW8Num3"/>
    <style:style style:name="P54" style:family="paragraph" style:parent-style-name="Table_20_Contents">
      <style:text-properties style:font-name="Courier New1"/>
    </style:style>
    <style:style style:name="P55" style:family="paragraph" style:parent-style-name="Heading_20_1">
      <style:paragraph-properties fo:break-before="page"/>
    </style:style>
    <style:style style:name="P56" style:family="paragraph" style:parent-style-name="Heading_20_2">
      <style:text-properties fo:language="en" fo:country="US" style:language-complex="ar" style:country-complex="SA"/>
    </style:style>
    <style:style style:name="P57" style:family="paragraph" style:parent-style-name="Heading_20_4">
      <style:text-properties style:font-name="CourierNewPSMT" fo:font-size="10pt"/>
    </style:style>
    <style:style style:name="P58" style:family="paragraph" style:parent-style-name="Body" style:list-style-name="L1"/>
    <style:style style:name="P59" style:family="paragraph" style:parent-style-name="Body" style:list-style-name="L10"/>
    <style:style style:name="P60" style:family="paragraph" style:parent-style-name="Body" style:list-style-name="L11">
      <style:text-properties style:use-window-font-color="true" fo:font-style="normal" style:font-style-asian="normal" style:font-style-complex="normal"/>
    </style:style>
    <style:style style:name="P61" style:family="paragraph" style:parent-style-name="Body" style:list-style-name="L13">
      <style:paragraph-properties>
        <style:tab-stops>
          <style:tab-stop style:position="3.9374in"/>
        </style:tab-stops>
      </style:paragraph-properties>
      <style:text-properties style:use-window-font-color="true" fo:font-style="normal" style:font-style-asian="normal" style:font-style-complex="normal"/>
    </style:style>
    <style:style style:name="P62" style:family="paragraph" style:parent-style-name="Body" style:list-style-name="L12"/>
    <style:style style:name="P63" style:family="paragraph" style:parent-style-name="Body" style:list-style-name="L13">
      <style:paragraph-properties>
        <style:tab-stops>
          <style:tab-stop style:position="3.9374in"/>
        </style:tab-stops>
      </style:paragraph-properties>
    </style:style>
    <style:style style:name="P64" style:family="paragraph" style:parent-style-name="Body" style:list-style-name="L14"/>
    <style:style style:name="P65" style:family="paragraph" style:parent-style-name="Body" style:list-style-name="L15"/>
    <style:style style:name="P66" style:family="paragraph" style:parent-style-name="Body" style:list-style-name="L16"/>
    <style:style style:name="P67" style:family="paragraph" style:parent-style-name="Body" style:list-style-name="L17"/>
    <style:style style:name="P68" style:family="paragraph" style:parent-style-name="Body" style:list-style-name="L18"/>
    <style:style style:name="P69" style:family="paragraph" style:parent-style-name="Body" style:list-style-name="L19"/>
    <style:style style:name="P70" style:family="paragraph" style:parent-style-name="Body" style:list-style-name="L20"/>
    <style:style style:name="P71" style:family="paragraph" style:parent-style-name="Body" style:list-style-name="L21"/>
    <style:style style:name="P72" style:family="paragraph" style:parent-style-name="Body" style:list-style-name="L22"/>
    <style:style style:name="P73" style:family="paragraph" style:parent-style-name="Body" style:list-style-name="L13">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74" style:family="paragraph" style:parent-style-name="Document_20_Title" style:master-page-name="First_20_Page">
      <style:paragraph-properties fo:text-align="center" style:justify-single-word="false" style:page-number="auto"/>
    </style:style>
    <style:style style:name="T1" style:family="text"/>
    <style:style style:name="T2" style:family="text">
      <style:text-properties fo:color="#000000" fo:font-style="normal" fo:font-weight="normal" style:font-style-asian="normal" style:font-weight-asian="normal" style:font-style-complex="normal" style:font-weight-complex="normal"/>
    </style:style>
    <style:style style:name="T3" style:family="text">
      <style:text-properties fo:color="#000000" style:font-name="Times New Roman" fo:font-style="normal" fo:font-weight="normal" style:font-style-asian="normal" style:font-weight-asian="normal" style:font-style-complex="normal" style:font-weight-complex="normal"/>
    </style:style>
    <style:style style:name="T4"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7"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fo:color="#000000" style:font-name="Arial" fo:font-style="normal" fo:font-weight="normal" style:font-style-asian="normal" style:font-weight-asian="normal" style:font-style-complex="normal" style:font-weight-complex="normal"/>
    </style:style>
    <style:style style:name="T10"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11" style:family="text">
      <style:text-properties fo:color="#000000" style:font-name="Courier New1" fo:font-style="normal" fo:font-weight="normal" style:font-style-asian="normal" style:font-weight-asian="normal" style:font-style-complex="normal" style:font-weight-complex="normal"/>
    </style:style>
    <style:style style:name="T12"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13"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fo:color="#000000" fo:font-size="10pt" style:font-size-asian="10pt" style:font-size-complex="10pt"/>
    </style:style>
    <style:style style:name="T16" style:family="text">
      <style:text-properties style:use-window-font-color="true" fo:font-style="normal" style:font-style-asian="normal" style:font-style-complex="normal"/>
    </style:style>
    <style:style style:name="T17" style:family="text">
      <style:text-properties style:use-window-font-color="true" fo:font-style="normal" fo:font-weight="normal" style:font-style-asian="normal" style:font-weight-asian="normal" style:font-style-complex="normal" style:font-weight-complex="normal"/>
    </style:style>
    <style:style style:name="T18"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9" style:family="text">
      <style:text-properties style:use-window-font-color="true" style:font-name="Helvetica" fo:font-size="10pt" style:font-name-asian="Calibri" style:font-size-asian="10pt" style:font-name-complex="Calibri" style:font-size-complex="10pt"/>
    </style:style>
    <style:style style:name="T20"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21"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22"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style:font-name="Arial"/>
    </style:style>
    <style:style style:name="T24"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5" style:family="text">
      <style:text-properties style:font-name="Arial" fo:font-size="10pt" style:font-size-asian="10pt" style:font-size-complex="10pt"/>
    </style:style>
    <style:style style:name="T26" style:family="text">
      <style:text-properties style:font-name="Arial" fo:font-size="10pt" fo:font-style="italic" style:font-size-asian="10pt" style:font-size-complex="10pt"/>
    </style:style>
    <style:style style:name="T27" style:family="text">
      <style:text-properties style:font-name="Arial" fo:font-size="10pt" fo:font-style="italic" style:font-size-asian="10pt" style:font-style-asian="italic" style:font-size-complex="10pt" style:font-style-complex="italic"/>
    </style:style>
    <style:style style:name="T28" style:family="text">
      <style:text-properties style:font-name="Arial" fo:font-size="10pt" fo:font-style="normal" style:font-size-asian="10pt" style:font-style-asian="normal" style:font-size-complex="10pt" style:font-style-complex="normal"/>
    </style:style>
    <style:style style:name="T29" style:family="text">
      <style:text-properties style:font-name="Arial" fo:font-size="9pt"/>
    </style:style>
    <style:style style:name="T30" style:family="text">
      <style:text-properties style:font-name="Arial" fo:font-size="12pt" fo:font-style="italic" style:font-size-asian="12pt" style:font-style-asian="italic" style:font-size-complex="12pt" style:font-style-complex="italic"/>
    </style:style>
    <style:style style:name="T31" style:family="text">
      <style:text-properties style:font-name="Arial" fo:font-size="14pt" style:font-size-asian="14pt" style:font-size-complex="14pt"/>
    </style:style>
    <style:style style:name="T32" style:family="text">
      <style:text-properties style:font-name="Courier New1"/>
    </style:style>
    <style:style style:name="T33" style:family="text">
      <style:text-properties style:font-name="Courier New1" fo:font-size="10pt" style:font-size-asian="10pt" style:font-size-complex="10pt"/>
    </style:style>
    <style:style style:name="T34" style:family="text">
      <style:text-properties style:font-name="Times New Roman"/>
    </style:style>
    <style:style style:name="T35" style:family="text">
      <style:text-properties style:font-name="CourierNewPSMT" fo:font-size="10pt"/>
    </style:style>
    <style:style style:name="T36" style:family="text">
      <style:text-properties fo:color="#ff3366" fo:font-style="italic" fo:font-weight="bold" style:font-style-asian="italic" style:font-weight-asian="bold" style:font-style-complex="italic" style:font-weight-complex="bold"/>
    </style:style>
    <style:style style:name="T37" style:family="text">
      <style:text-properties fo:font-size="10pt" style:font-size-asian="10pt" style:font-size-complex="10pt"/>
    </style:style>
    <style:style style:name="T38" style:family="text">
      <style:text-properties fo:font-size="9.5pt" style:font-size-asian="9.5pt" style:font-size-complex="9.5pt"/>
    </style:style>
    <style:style style:name="T39" style:family="text">
      <style:text-properties fo:font-style="normal"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2" style:family="text">
      <style:text-properties fo:font-size="9pt"/>
    </style:style>
    <style:style style:name="T43" style:family="text">
      <style:text-properties fo:font-size="9pt" fo:font-style="normal" style:font-style-asian="normal" style:font-style-complex="normal"/>
    </style:style>
    <style:style style:name="T44" style:family="text">
      <style:text-properties fo:font-size="14pt" fo:font-weight="normal" style:font-size-asian="14pt" style:font-weight-asian="normal"/>
    </style:style>
    <style:style style:name="T45" style:family="text">
      <style:text-properties style:font-name="Courier New"/>
    </style:style>
    <style:style style:name="T46" style:family="text">
      <style:text-properties fo:color="#0000ff" style:font-name="Arial" fo:font-size="10pt" style:font-size-asian="10pt" style:font-size-complex="10pt"/>
    </style:style>
    <style:style style:name="T47" style:family="text">
      <style:text-properties style:font-name="Arial2" fo:font-size="12pt" fo:font-style="italic"/>
    </style:style>
    <style:style style:name="T48" style:family="text">
      <style:text-properties fo:language="en" fo:country="US" style:language-complex="ar" style:country-complex="SA"/>
    </style:style>
    <style:style style:name="T49"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139923838004816" text:id="ct139923838004816">
          <text:insertion>
            <office:change-info>
              <dc:creator>David Bosschaert</dc:creator>
              <dc:date>2014-06-05T16:41:00</dc:date>
            </office:change-info>
          </text:insertion>
        </text:changed-region>
        <text:changed-region xml:id="ct139923830123928" text:id="ct139923830123928">
          <text:insertion>
            <office:change-info>
              <dc:creator>David Bosschaert</dc:creator>
              <dc:date>2014-06-05T16:41:00</dc:date>
            </office:change-info>
          </text:insertion>
        </text:changed-region>
        <text:changed-region xml:id="ct139923832743824" text:id="ct139923832743824">
          <text:insertion>
            <office:change-info>
              <dc:creator>David Bosschaert</dc:creator>
              <dc:date>2014-06-05T16:42:00</dc:date>
            </office:change-info>
          </text:insertion>
        </text:changed-region>
        <text:changed-region xml:id="ct139923838001168" text:id="ct139923838001168">
          <text:deletion>
            <office:change-info>
              <dc:creator>David Bosschaert</dc:creator>
              <dc:date>2014-06-05T16:40:00</dc:date>
            </office:change-info>
            <text:p text:style-name="P1">O</text:p>
          </text:deletion>
        </text:changed-region>
        <text:changed-region xml:id="ct139924197698184" text:id="ct139924197698184">
          <text:insertion>
            <office:change-info>
              <dc:creator>David Bosschaert</dc:creator>
              <dc:date>2014-06-05T16:40:00</dc:date>
            </office:change-info>
          </text:insertion>
        </text:changed-region>
        <text:changed-region xml:id="ct139923837997832" text:id="ct139923837997832">
          <text:deletion>
            <office:change-info>
              <dc:creator>David Bosschaert</dc:creator>
              <dc:date>2014-06-05T16:40:00</dc:date>
            </office:change-info>
            <text:p text:style-name="P1">p</text:p>
          </text:deletion>
        </text:changed-region>
        <text:changed-region xml:id="ct139923838001360" text:id="ct139923838001360">
          <text:insertion>
            <office:change-info>
              <dc:creator>David Bosschaert</dc:creator>
              <dc:date>2014-06-05T16:41:00</dc:date>
            </office:change-info>
          </text:insertion>
        </text:changed-region>
        <text:changed-region xml:id="ct139923450311248" text:id="ct139923450311248">
          <text:deletion>
            <office:change-info>
              <dc:creator>David Bosschaert</dc:creator>
              <dc:date>2014-06-05T16:41:00</dc:date>
            </office:change-info>
            <text:p text:style-name="Table_20_Contents">x</text:p>
          </text:deletion>
        </text:changed-region>
        <text:changed-region xml:id="ct139923838002704" text:id="ct139923838002704">
          <text:deletion>
            <office:change-info>
              <dc:creator>David Bosschaert</dc:creator>
              <dc:date>2014-06-05T16:41:00</dc:date>
            </office:change-info>
            <text:p text:style-name="Preformatted_20_Text"><text:span text:style-name="Default_20_Paragraph_20_Font">implements</text:span></text:p>
          </text:deletion>
        </text:changed-region>
        <text:changed-region xml:id="ct139923838002320" text:id="ct139923838002320">
          <text:insertion>
            <office:change-info>
              <dc:creator>David Bosschaert</dc:creator>
              <dc:date>2014-06-05T16: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2" draw:name="graphics3" text:anchor-type="paragraph" svg:width="7in" svg:height="3.1075in" draw:z-index="0"><draw:image xlink:href="Pictures/1000020100000427000001D81E79F30D.png" xlink:type="simple" xlink:show="embed" xlink:actuate="onLoad"/></draw:frame></text:p>
      <text:p text:style-name="Document_20_Title"><text:user-defined style:data-style-name="N0" text:name="RFC Title">RFC 189 Http Whiteboard Service</text:user-defined></text:p>
      <text:p text:style-name="Document_20_Title"><text:span text:style-name="T44">Draft<text:line-break/><text:line-break/></text:span><text:span text:style-name="T44"><text:page-count style:num-format="1">29</text:page-count></text:span><text:span text:style-name="T44"> Pages</text:span></text:p>
      <text:p text:style-name="P20">Abstract</text:p>
      <text:p text:style-name="P19">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55" text:outline-level="1" text:restart-numbering="true" text:start-value="-1">Document Information</text:h>
      <text:h text:style-name="P56" text:outline-level="2">License</text:h>
      <text:p text:style-name="P16">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56"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6" text:outline-level="2">Feedback</text:h>
      <text:p text:style-name="Body"><text:span text:style-name="T48">This document can be downloaded from the OSGi Alliance design repository at </text:span><text:a xlink:type="simple" xlink:href="https://github.com/osgi/design" text:style-name="Internet_20_link" text:visited-style-name="Visited_20_Internet_20_Link"><text:span text:style-name="T48">https://github.com/osgi/design</text:span></text:a><text:span text:style-name="T4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1">0 Document Information<text:tab/>2</text:p>
          <text:p text:style-name="P40">0.1 License<text:tab/>2</text:p>
          <text:p text:style-name="P40">0.2 Trademarks<text:tab/>3</text:p>
          <text:p text:style-name="P40">0.3 Feedback<text:tab/>3</text:p>
          <text:p text:style-name="P40">0.4 Table of Contents<text:tab/>3</text:p>
          <text:p text:style-name="P40">0.5 Terminology and Document Conventions<text:tab/>4</text:p>
          <text:p text:style-name="P40">0.6 Revision History<text:tab/>4</text:p>
          <text:p text:style-name="P41">1 Introduction<text:tab/>7</text:p>
          <text:p text:style-name="P41">2 Application Domain<text:tab/>8</text:p>
          <text:p text:style-name="P41">3 Problem Description<text:tab/>8</text:p>
          <text:p text:style-name="P40">3.1 Support for dated Servlet API 2.1<text:tab/>8</text:p>
          <text:p text:style-name="P40">3.2 Dependency on the HttpService service<text:tab/>9</text:p>
          <text:p text:style-name="P40">3.3 Configuration<text:tab/>9</text:p>
          <text:p text:style-name="P41">4 Requirements<text:tab/>9</text:p>
          <text:p text:style-name="P40">4.1 New Http Whiteboard Service API<text:tab/>9</text:p>
          <text:p text:style-name="P41">5 Technical Solution<text:tab/>10</text:p>
          <text:p text:style-name="P40">5.1 New Http Whiteboard Service API<text:tab/>11</text:p>
          <text:p text:style-name="P39">5.1.1 Servlet API Reference Version<text:tab/>11</text:p>
          <text:p text:style-name="P39">5.1.2 Annotations<text:tab/>11</text:p>
          <text:p text:style-name="P39"><text:soft-page-break/>5.1.3 Web Application Events<text:tab/>11</text:p>
          <text:p text:style-name="P39">5.1.4 Relationship to Servlet Container<text:tab/>12</text:p>
          <text:p text:style-name="P39">5.1.5 Http Runtime Service<text:tab/>14</text:p>
          <text:p text:style-name="P39">5.1.6 Servlet API Exports<text:tab/>15</text:p>
          <text:p text:style-name="P40">5.2 Whiteboard Registration Support<text:tab/>16</text:p>
          <text:p text:style-name="P39">5.2.1 Target HttpService<text:tab/>16</text:p>
          <text:p text:style-name="P39">5.2.2 ServletContextHelper for servlets, servlet filters, resources, and listeners<text:tab/>17</text:p>
          <text:p text:style-name="P39">5.2.3 Lifecycle of servlets, servlet filters, resources, and listeners<text:tab/>18</text:p>
          <text:p text:style-name="P39">5.2.4 Servlet Registration<text:tab/>18</text:p>
          <text:p text:style-name="P39">5.2.5 Servlet Filter Registration<text:tab/>19</text:p>
          <text:p text:style-name="P39">5.2.6 Resources<text:tab/>20</text:p>
          <text:p text:style-name="P39">5.2.7 Event Listeners<text:tab/>21</text:p>
          <text:p text:style-name="P39">5.2.8 Error Pages<text:tab/>22</text:p>
          <text:p text:style-name="P40">5.3 Provided Capability<text:tab/>23</text:p>
          <text:p text:style-name="P39">5.3.1 osgi.whiteboard Namespace<text:tab/>23</text:p>
          <text:p text:style-name="P40">5.4 Potential Update of the Http Service<text:tab/>24</text:p>
          <text:p text:style-name="P39">5.4.1 Supported Servlet API<text:tab/>24</text:p>
          <text:p text:style-name="P39">5.4.2 Relationship to the Http Runtime Service <text:tab/>24</text:p>
          <text:p text:style-name="P39">5.4.3 Coexistance of the Http Service and the Http Whiteboard Service<text:tab/>24</text:p>
          <text:p text:style-name="P41">6 Data Transfer Objects<text:tab/>24</text:p>
          <text:p text:style-name="P41">7 Javadoc<text:tab/>25</text:p>
          <text:p text:style-name="P41">8 Considered Alternatives<text:tab/>76</text:p>
          <text:p text:style-name="P40">8.1 New methods to register Servlets and Filters<text:tab/>76</text:p>
          <text:p text:style-name="P40">8.2 Web Application Events<text:tab/>76</text:p>
          <text:p text:style-name="P39">8.2.1 Limiting events<text:tab/>76</text:p>
          <text:p text:style-name="P39">8.2.2 Event Admin Service<text:tab/>76</text:p>
          <text:p text:style-name="P40">8.3 HTTP Sessions<text:tab/>76</text:p>
          <text:p text:style-name="P40">8.4 Resources<text:tab/>76</text:p>
          <text:p text:style-name="P40">8.5 Deprecated HttpService<text:tab/>77</text:p>
          <text:p text:style-name="P41">9 Security Considerations<text:tab/>77</text:p>
          <text:p text:style-name="P41">10 Document Support<text:tab/>77</text:p>
          <text:p text:style-name="P40">10.1 References<text:tab/>77</text:p>
          <text:p text:style-name="P40">10.2 Author’s Address<text:tab/>78</text:p>
          <text:p text:style-name="P40">10.3 Acronyms and Abbreviations<text:tab/>78</text:p>
          <text:p text:style-name="P40">10.4 End of Document<text:tab/>7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5">Source code is shown in this typeface</text:span>.</text:p>
      <text:h text:style-name="Heading_20_2" text:outline-level="2"><text:soft-page-break/>Revision History</text:h>
      <text:p text:style-name="P15">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4">Revision</text:p>
            </table:table-cell>
            <table:table-cell table:style-name="Tabelle1.A1" office:value-type="string">
              <text:p text:style-name="P34">Date</text:p>
            </table:table-cell>
            <table:table-cell table:style-name="Tabelle1.C1" office:value-type="string">
              <text:p text:style-name="P34">Comments</text:p>
            </table:table-cell>
          </table:table-row>
        </table:table-header-rows>
        <table:table-row table:style-name="Tabelle1.2">
          <table:table-cell table:style-name="Tabelle1.A1" office:value-type="string">
            <text:p text:style-name="P30">Initial</text:p>
          </table:table-cell>
          <table:table-cell table:style-name="Tabelle1.B2" office:value-type="date" office:date-value="2012-11-02">
            <text:p text:style-name="P32">11/02/12</text:p>
          </table:table-cell>
          <table:table-cell table:style-name="Tabelle1.C1" office:value-type="string">
            <text:p text:style-name="P32">Initial Version</text:p>
            <text:p text:style-name="P31">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7">
            <text:p text:style-name="P32">01/27/12</text:p>
          </table:table-cell>
          <table:table-cell table:style-name="Tabelle1.C3" office:value-type="string">
            <text:p text:style-name="P32">Update on Feedback from Orlando F2F and BJ Hargrave on the CPEG mailing list.</text:p>
            <text:p text:style-name="P32">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8">
            <text:p text:style-name="P32">01/28/12</text:p>
          </table:table-cell>
          <table:table-cell table:style-name="Tabelle1.C3" office:value-type="string">
            <text:p text:style-name="P32">Update on feedback from Austin F2F</text:p>
            <text:list xml:id="list1815177381805979412" text:style-name="L2">
              <text:list-item>
                <text:p text:style-name="P43">Removal of new registration/unregistration methods</text:p>
              </text:list-item>
              <text:list-item>
                <text:p text:style-name="P43">Clarification of Servlet API 3 registration methods</text:p>
              </text:list-item>
              <text:list-item>
                <text:p text:style-name="P43">Definition of the osgi.whiteboard namespace</text:p>
              </text:list-item>
              <text:list-item>
                <text:p text:style-name="P43">Minor clarifications and fixes</text:p>
              </text:list-item>
            </text:list>
            <text:p text:style-name="P32">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3-04-16">
            <text:p text:style-name="P32">04/16/13</text:p>
          </table:table-cell>
          <table:table-cell table:style-name="Tabelle1.C3" office:value-type="string">
            <text:p text:style-name="P32">Update with feedback from Cologne F2F</text:p>
            <text:list xml:id="list1525178047" text:continue-numbering="true" text:style-name="L2">
              <text:list-item>
                <text:p text:style-name="P42"><text:span text:style-name="T16">Annotations and </text:span>asynchronous<text:span text:style-name="T16"> processing</text:span></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5-22">
            <text:p text:style-name="P32">05/22/13</text:p>
          </table:table-cell>
          <table:table-cell table:style-name="Tabelle1.C3" office:value-type="string">
            <text:p text:style-name="P32">Added section about listener registration</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3-07-15">
            <text:p text:style-name="P32">07/15/13</text:p>
          </table:table-cell>
          <table:table-cell table:style-name="Tabelle1.C3" office:value-type="string">
            <text:p text:style-name="P32">Updated with feedback from Palo Alto F2F</text:p>
            <text:list xml:id="list2381037317528219769" text:style-name="L3">
              <text:list-item>
                <text:p text:style-name="P44">Updated listener handling</text:p>
              </text:list-item>
              <text:list-item>
                <text:p text:style-name="P44">Clarified service lifecycle handling</text:p>
              </text:list-item>
              <text:list-item>
                <text:p text:style-name="P44">Renamed “pattern” property to “path”</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7-29">
            <text:p text:style-name="P32">07/29/13</text:p>
          </table:table-cell>
          <table:table-cell table:style-name="Tabelle1.C3" office:value-type="string">
            <text:p text:style-name="P32">Updated with feedback from CPEG call</text:p>
            <text:list xml:id="list7980353279318172496" text:style-name="L4">
              <text:list-item>
                <text:p text:style-name="P45">Changed handling of multiple whiteboard implementation</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3-08-15">
            <text:p text:style-name="P32">08/15/13</text:p>
          </table:table-cell>
          <table:table-cell table:style-name="Tabelle1.C3" office:value-type="string">
            <text:p text:style-name="P32">Updated with feedback from BJ (partially already mentioned at the Palo Alto F2F) :</text:p>
            <text:list xml:id="list2415125093946984177" text:style-name="L5">
              <text:list-item>
                <text:p text:style-name="P46">Clean up requirements list</text:p>
              </text:list-item>
              <text:list-item>
                <text:p text:style-name="P46">Several clarifications / rewordings, samples</text:p>
              </text:list-item>
              <text:list-item>
                <text:p text:style-name="P46">Moved DTOs to org.osgi.dto.service.http</text:p>
              </text:list-item>
              <text:list-item>
                <text:p text:style-name="P46">Added security permissions</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8-23">
            <text:p text:style-name="P32">08/23/13</text:p>
          </table:table-cell>
          <table:table-cell table:style-name="Tabelle1.C3" office:value-type="string">
            <text:p text:style-name="P32">Update with feedback from CPEG call and add missing pieces:</text:p>
            <text:list xml:id="list4599441507843722065" text:style-name="L6">
              <text:list-item>
                <text:p text:style-name="P47">use different registration properties for servlets and servlet filters</text:p>
              </text:list-item>
              <text:list-item>
                <text:p text:style-name="P47">add notes about service life cycle and clarify properties for each service</text:p>
              </text:list-item>
              <text:list-item>
                <text:p text:style-name="P47">Use consistent naming, changed the flow of chapters for easier reading</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01">
            <text:p text:style-name="P32">10/01/13</text:p>
          </table:table-cell>
          <table:table-cell table:style-name="Tabelle1.C3" office:value-type="string">
            <text:p text:style-name="P32">Update with feedback from CPEG call:</text:p>
            <text:list xml:id="list7875418245348387816" text:style-name="L7">
              <text:list-item>
                <text:p text:style-name="P48">Reformat by moving common properties into separate chapter</text:p>
              </text:list-item>
              <text:list-item>
                <text:p text:style-name="P48">Use prototype scope</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25">
            <text:p text:style-name="P32">10/25/13</text:p>
          </table:table-cell>
          <table:table-cell table:style-name="Tabelle1.C3" office:value-type="string">
            <text:p text:style-name="P32">Update with bug 2468 (RFC 180)</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A3" office:value-type="string">
            <text:p text:style-name="P32">2013-11-11</text:p>
          </table:table-cell>
          <table:table-cell table:style-name="Tabelle1.C3" office:value-type="string">
            <text:p text:style-name="P32">API/Javadoc improvements</text:p>
            <text:p text:style-name="P32">BJ Hargrave, IBM</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4-02-28">
            <text:p text:style-name="P32">02/28/14</text:p>
          </table:table-cell>
          <table:table-cell table:style-name="Tabelle1.C3" office:value-type="string">
            <text:p text:style-name="P32">Update with feedback from Austin F2F</text:p>
            <text:list xml:id="list8184514871909480508" text:style-name="L8">
              <text:list-item>
                <text:p text:style-name="P49">new abstract class as a replacement for HttpContext</text:p>
              </text:list-item>
              <text:list-item>
                <text:p text:style-name="P49">add dispatching configuration for servlet filters</text:p>
              </text:list-item>
              <text:list-item>
                <text:p text:style-name="P49">clarify mapping of ServletContext methods</text:p>
              </text:list-item>
              <text:list-item>
                <text:p text:style-name="P49">allow a path configuration for contexts</text:p>
              </text:list-item>
              <text:list-item>
                <text:p text:style-name="P49">added serviceId property to DTOs</text:p>
              </text:list-item>
              <text:list-item>
                <text:p text:style-name="P49">Renamed ResourceServletDTO to ResourceDTO (bug 2572)</text:p>
              </text:list-item>
              <text:list-item>
                <text:p text:style-name="P49">Created DTO hierarchy, context as the root (bug 2572)</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4-03">
            <text:p text:style-name="P32">04/03/14</text:p>
          </table:table-cell>
          <table:table-cell table:style-name="Tabelle1.C3" office:value-type="string">
            <text:list xml:id="list217469232397145815" text:style-name="L9">
              <text:list-item>
                <text:p text:style-name="P50">Update with feedback from CPEG call</text:p>
              </text:list-item>
              <text:list-item>
                <text:p text:style-name="P50">Undeprecate HttpService and move properties from runtime to service registration properties</text:p>
              </text:list-item>
              <text:list-item>
                <text:p text:style-name="P50">Remove shared attribute from ServletContextHelper</text:p>
              </text:list-item>
              <text:list-item>
                <text:p text:style-name="P50">Clarify session handling</text:p>
              </text:list-item>
              <text:list-item>
                <text:p text:style-name="P50">Minor clarifications</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4-28">
            <text:p text:style-name="P32">04/28/14</text:p>
          </table:table-cell>
          <table:table-cell table:style-name="Tabelle1.C3" office:value-type="string">
            <text:list xml:id="list111065343" text:continue-numbering="true" text:style-name="L9">
              <text:list-item>
                <text:p text:style-name="P50">Deprecate HttpService (again) and move service registration properties to HttpServiceRuntime.</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5-07">
            <text:p text:style-name="P32">05/07/14</text:p>
          </table:table-cell>
          <table:table-cell table:style-name="Tabelle1.C3" office:value-type="string">
            <text:p text:style-name="P32">Update with feedback from Basel F2F</text:p>
            <text:list xml:id="list2033019784" text:continue-numbering="true" text:style-name="L9">
              <text:list-item>
                <text:p text:style-name="P50">Leave HttpService as is</text:p>
              </text:list-item>
              <text:list-item>
                <text:p text:style-name="P50">Update DTOs to contain failed bindings</text:p>
              </text:list-item>
              <text:list-item>
                <text:p text:style-name="P50">Rename specification to Http Whiteboard Service </text:p>
              </text:list-item>
              <text:list-item>
                <text:p text:style-name="P50">Add chapter on potential updates to the Http Service</text:p>
              </text:list-item>
              <text:list-item>
                <text:p text:style-name="P50">Move DTOs to separate package with new “root” DTO: Runtime DTO</text:p>
              </text:list-item>
              <text:list-item>
                <text:p text:style-name="P50">Add new RequestInfoDTO</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5-22">
            <text:p text:style-name="P32">05/22/14</text:p>
          </table:table-cell>
          <table:table-cell table:style-name="Tabelle1.C3" office:value-type="string">
            <text:p text:style-name="P32">Add regexp support for servlet filters and change filter ordering (highest service ranking is first now)</text:p>
            <text:p text:style-name="P32">Carsten Ziegeler, Adobe Systems Incorporated, cziegele@adobe.com</text:p>
          </table:table-cell>
        </table:table-row>
        <text:soft-page-break/>
        <table:table-row table:style-name="Tabelle1.2">
          <table:table-cell table:style-name="Tabelle1.A3" office:value-type="string">
            <text:p text:style-name="P30"><text:change-start text:change-id="ct139923838004816"/>Update<text:change-end text:change-id="ct139923838004816"/></text:p>
          </table:table-cell>
          <table:table-cell table:style-name="Tabelle1.B3" office:value-type="date" office:date-value="2014-06-05">
            <text:p text:style-name="P32"><text:change-start text:change-id="ct139923830123928"/>06/05/14<text:change-end text:change-id="ct139923830123928"/></text:p>
          </table:table-cell>
          <table:table-cell table:style-name="Tabelle1.C3" office:value-type="string">
            <text:p text:style-name="P32"><text:change-start text:change-id="ct139923832743824"/>Fix minor typos</text:p>
            <text:p text:style-name="P32">David Bosschaert, Adobe Systems Incorporated, bosschae@adobe.com<text:change-end text:change-id="ct139923832743824"/></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5935472284789123968" text:style-name="L10">
        <text:list-item>
          <text:p text:style-name="P59">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59">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2">Some thoughts are already listed on the OSGi Community Wiki at http://wiki.osgi.org/wiki/WebExperience.</text:p>
      <text:h text:style-name="Heading_20_1" text:outline-level="1">Application Domain</text:h>
      <text:p text:style-name="P11">Developers need to use the full extend of current Servlet API specifications (as of this writing Servlet API 3.0 is the most recent version). As such there is a need to register servlet filters and event listeners.</text:p>
      <text:h text:style-name="Heading_20_1" text:outline-level="1"><text:soft-page-break/>Problem Description</text:h>
      <text:h text:style-name="Heading_20_2" text:outline-level="2">Support for dated Servlet API 2.1</text:h>
      <text:p text:style-name="P11">Current support for web applications using the Http Service in traditional OSGi based applications is limited to servlets and resources. From the current Servlet API 3.0 specification the following functionality is missing:</text:p>
      <text:list xml:id="list5221679971635323520" text:style-name="L11">
        <text:list-item>
          <text:p text:style-name="P60">Servlet Filters</text:p>
        </text:list-item>
        <text:list-item>
          <text:p text:style-name="P60">Servlet Event Listeners</text:p>
        </text:list-item>
        <text:list-item>
          <text:p text:style-name="P60">Asynchronous Requests</text:p>
        </text:list-item>
      </text:list>
      <text:p text:style-name="P11">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1">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1">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1">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1">At this moment some of this missing functionality is covered in a proprietary way. Examples are the Apache Felix Http Whiteboard support or the OPS4J Pax Web collection of bundles.</text:p>
      <text:h text:style-name="Heading_20_2" text:outline-level="2">Configuration</text:h>
      <text:p text:style-name="P11">The Http Service specification currently declares a number of framework properties to configure the Http Service. This raises a number of issues:</text:p>
      <text:list xml:id="list8139913739129857418" text:style-name="L12">
        <text:list-item>
          <text:p text:style-name="P62">Unable to dynamically reconfigure the Http Service in an easy way</text:p>
        </text:list-item>
        <text:list-item>
          <text:p text:style-name="P62">Incomplete configuration. For example the local interface to bind to is not an official configuration property</text:p>
        </text:list-item>
        <text:list-item>
          <text:p text:style-name="P62">When the Http Service is implemented as bridge to a Servlet Container in which the OSGi framework is deployed (e.g. as part of a Web Application) these properties have no effect.</text:p>
        </text:list-item>
      </text:list>
      <text:p text:style-name="P11">In addition the actual configuration of an Http Service instance cannot be easily queried/introspected.</text:p>
      <text:h text:style-name="Heading_20_1" text:outline-level="1"><text:soft-page-break/>Requirements</text:h>
      <text:h text:style-name="Heading_20_2" text:outline-level="2">New Http Whiteboard Service API</text:h>
      <text:list xml:id="list2191168788685607523" text:style-name="L13">
        <text:list-item>
          <text:p text:style-name="P61">The solution MUST provide a Http Whiteboard Service specification to refer to Servlet API 3.0 specification and define to what extent the Http Whiteboard Service provides support.</text:p>
        </text:list-item>
        <text:list-item>
          <text:p text:style-name="P63"><text:span text:style-name="T16">The solution MUST </text:span><text:span text:style-name="T18">provide a</text:span><text:span text:style-name="T16">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6">web.xml</text:span></text:span><text:span text:style-name="T16">).</text:span></text:p>
        </text:list-item>
        <text:list-item>
          <text:p text:style-name="P63"><text:span text:style-name="T16">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6">web.xml</text:span></text:span><text:span text:style-name="T16">).</text:span></text:p>
        </text:list-item>
        <text:list-item>
          <text:p text:style-name="P61">The solution MUST add support for error page configuration.</text:p>
        </text:list-item>
        <text:list-item>
          <text:p text:style-name="P61">The solution MUST define how registered servlets and servlet filters are named.</text:p>
        </text:list-item>
        <text:list-item>
          <text:p text:style-name="P61">The solution MUST clarify ServletContext implementation for both standalone and bridged Http Whiteboard Service implementations.</text:p>
        </text:list-item>
        <text:list-item>
          <text:p text:style-name="P61">The solution MUST clarify the ServletContext scope of Servlet API listeners registered through the <text:span text:style-name="T24">Http </text:span><text:span text:style-name="T24">Whi</text:span><text:span text:style-name="T24">teboard </text:span><text:span text:style-name="T24">Service</text:span>.</text:p>
        </text:list-item>
        <text:list-item>
          <text:p text:style-name="P61">The solution MUST define runtime attribute of the <text:span text:style-name="T24">Http </text:span><text:span text:style-name="T24">Whiteboard </text:span><text:span text:style-name="T24">Service</text:span> to reflect configuration of the service.</text:p>
        </text:list-item>
        <text:list-item>
          <text:p text:style-name="P73">The solution MUST define whiteboard registration of servlet services with the <text:span text:style-name="T24">Http </text:span><text:span text:style-name="T24">Whiteboard </text:span><text:span text:style-name="T24">Service</text:span>. </text:p>
        </text:list-item>
        <text:list-item>
          <text:p text:style-name="P61">The solution MUST define whiteboard registration of filter services with the <text:span text:style-name="T24">Http </text:span><text:span text:style-name="T24">Whiteboard </text:span><text:span text:style-name="T24">Service</text:span>. </text:p>
        </text:list-item>
        <text:list-item>
          <text:p text:style-name="P61">The solution MUST define whiteboard registration of servlet listener services with the <text:span text:style-name="T24">Http </text:span><text:span text:style-name="T24">Whiteboard </text:span><text:span text:style-name="T24">Service</text:span>. </text:p>
        </text:list-item>
        <text:list-item>
          <text:p text:style-name="P61">The solution MUST define registration of OSGi HttpContext services used for Servlet and Filter registration.</text:p>
        </text:list-item>
        <text:list-item>
          <text:p text:style-name="P61">The solution MUST define how servlets, filters, and servlet listener services are matched with <text:span text:style-name="T24">Http </text:span><text:span text:style-name="T24">Whiteboard </text:span><text:span text:style-name="T24">Service</text:span> implementations.</text:p>
        </text:list-item>
        <text:list-item>
          <text:p text:style-name="P73">The solution MUST define whiteboard registration of static resources.</text:p>
        </text:list-item>
        <text:list-item>
          <text:p text:style-name="P73">The solution MUST define whiteboard registration of error pages.</text:p>
        </text:list-item>
        <text:list-item>
          <text:p text:style-name="P73"><text:soft-page-break/>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Whiteboard Specification consists of three parts:</text:p>
      <text:list xml:id="list8822587470081633417" text:style-name="L14">
        <text:list-item>
          <text:p text:style-name="P64">Whiteboard Registration support for servlets, servlet filters, listeners, resources and servlet context.</text:p>
        </text:list-item>
        <text:list-item>
          <text:p text:style-name="P64">Http Runtime Service to introspect the current state of the whiteboard service</text:p>
        </text:list-item>
        <text:list-item>
          <text:p text:style-name="P64">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1239571812906560180" text:style-name="L15">
        <text:list-item>
          <text:p text:style-name="P65"><text:span text:style-name="Default_20_Paragraph_20_Font">Servlets may be registered with more than one pattern (instead of a single alias)</text:span></text:p>
        </text:list-item>
        <text:list-item>
          <text:p text:style-name="P65"><text:span text:style-name="Default_20_Paragraph_20_Font">Servlet filters (introduced in Servlet API 2.3)</text:span></text:p>
        </text:list-item>
        <text:list-item>
          <text:p text:style-name="P65"><text:span text:style-name="Default_20_Paragraph_20_Font">Error pages (introduced in Servlet API 2.2)</text:span></text:p>
        </text:list-item>
        <text:list-item>
          <text:p text:style-name="P65"><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8">Implementations of the Http Whiteboard Service Specification 1.0 are based on the Servlet API Specification Version 3.0. The implementation may support a higher version than Version 3.0 and must declare this through <text:soft-page-break/>those methods as well. The actual version supported is exposed through the <text:span text:style-name="Source_20_Text">ServletContext.getMajorVersion()</text:span> and <text:span text:style-name="Source_20_Text">.getMinorVersion()</text:span> methods. </text:p>
      <text:p text:style-name="P8"/>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37"/></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pan text:style-name="Default_20_Paragraph_20_Font">listeners and resources might get different </text:span><text:span text:style-name="Default_20_Paragraph_20_Font"><text:span text:style-name="T32">ServletContext</text:span></text:span><text:span text:style-name="Default_20_Paragraph_20_Font"> objects which delegate certain functionality to the </text:span><text:span text:style-name="Default_20_Paragraph_20_Font">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8"><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4553935499346234564" text:style-name="L16">
        <text:list-item>
          <text:p text:style-name="P66"><text:span text:style-name="Source_20_Text">ServletContext</text:span><text:span text:style-name="Default_20_Paragraph_20_Font"> objects used for servlet and servlet filter initialization</text:span></text:p>
        </text:list-item>
        <text:list-item>
          <text:p text:style-name="P66"><text:span text:style-name="Default_20_Paragraph_20_Font">Http Sessions acquired by servlets and servlet filters through the </text:span><text:span text:style-name="Source_20_Text">HttpServletRequest</text:span></text:p>
        </text:list-item>
      </text:list>
      <text:h text:style-name="Heading_20_4" text:outline-level="4"><text:soft-page-break/><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42">Servlet</text:span></text:span><text:span text:style-name="Default_20_Paragraph_20_Font"><text:span text:style-name="T29"> objects require a </text:span></text:span><text:span text:style-name="Source_20_Text"><text:span text:style-name="T42">ServletContext</text:span></text:span><text:span text:style-name="Default_20_Paragraph_20_Font"><text:span text:style-name="T29"> object. This object provides a number of functions to access the Http Service Java Servlet environment. It is created by the implementation of the Http Service for each unique </text:span></text:span><text:span text:style-name="Source_20_Text"><text:span text:style-name="T42">HttpContext</text:span></text:span><text:span text:style-name="Default_20_Paragraph_20_Font"><text:span text:style-name="T29"> object with which a Servlet object is registered. Thus, Servlet objects registered with the same </text:span></text:span><text:span text:style-name="Source_20_Text"><text:span text:style-name="T42">HttpContext</text:span></text:span><text:span text:style-name="Default_20_Paragraph_20_Font"><text:span text:style-name="T29"> object must also share the same </text:span></text:span><text:span text:style-name="Source_20_Text"><text:span text:style-name="T42">ServletContext</text:span></text:span><text:span text:style-name="Default_20_Paragraph_20_Font"><text:span text:style-name="T29"> object. </text:span></text:span></text:p>
      <text:p text:style-name="Body"><text:span text:style-name="Default_20_Paragraph_20_Font"><text:span text:style-name="T25">The Servlet API 3.0 contains functionality which would require an extension of the existing </text:span></text:span><text:span text:style-name="Default_20_Paragraph_20_Font"><text:span text:style-name="T33">HttpContext</text:span></text:span><text:span text:style-name="Default_20_Paragraph_20_Font"><text:span text:style-name="T25"> interface. As enhancing this interface would require a major version change on the Http Service specification and would break existing implementations of the Http Service and to make this specification independent from the HttpService specificationtthis specification introduces a new abstract class </text:span></text:span><text:span text:style-name="Default_20_Paragraph_20_Font"><text:span text:style-name="T33">ServletContextHelper</text:span></text:span><text:span text:style-name="Default_20_Paragraph_20_Font"><text:span text:style-name="T25">. Own implementations of this class must inherit from the abstract class and register themselves as </text:span></text:span><text:span text:style-name="Default_20_Paragraph_20_Font"><text:span text:style-name="T33">ServletContextHelper</text:span></text:span><text:span text:style-name="Default_20_Paragraph_20_Font"><text:span text:style-name="T25"> services.</text:span></text:span></text:p>
      <text:p text:style-name="Body"><text:span text:style-name="Default_20_Paragraph_20_Font"><text:span text:style-name="T25">Servlets, resources, servlet filters, and listeners are registered with a </text:span></text:span><text:span text:style-name="Default_20_Paragraph_20_Font"><text:span text:style-name="T33">ServletContextHelper</text:span></text:span><text:span text:style-name="Default_20_Paragraph_20_Font"><text:span text:style-name="T25">. A </text:span></text:span><text:span text:style-name="Default_20_Paragraph_20_Font"><text:span text:style-name="T33">ServletContext</text:span></text:span><text:span text:style-name="Default_20_Paragraph_20_Font"><text:span text:style-name="T25"> object is created by the implementation of the Http Whiteboard Service for each unique </text:span></text:span><text:span text:style-name="Default_20_Paragraph_20_Font"><text:span text:style-name="T33">ServletContextHelper</text:span></text:span><text:span text:style-name="Default_20_Paragraph_20_Font"><text:span text:style-name="T25"> object with which a whiteboard service is registered. Thus, whiteboard services registered with the same </text:span></text:span><text:span text:style-name="Default_20_Paragraph_20_Font"><text:span text:style-name="T33">ServletContextHelper</text:span></text:span><text:span text:style-name="Default_20_Paragraph_20_Font"><text:span text:style-name="T25"> object must also share the same </text:span></text:span><text:span text:style-name="Default_20_Paragraph_20_Font"><text:span text:style-name="T33">ServletContext</text:span></text:span><text:span text:style-name="Default_20_Paragraph_20_Font"><text:span text:style-name="T25"> object.</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23">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5.2.2</text:bookmark-ref></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ext:soft-page-break/>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3092330948034406793" text:style-name="L17">
        <text:list-item>
          <text:p text:style-name="P67"><text:bookmark-start text:name="__RefNumPara__894_1655633606"/><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67"><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67"><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67"><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36"/></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text:span><text:soft-page-break/><text:span text:style-name="Default_20_Paragraph_20_Font">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8"><text:span text:style-name="Default_20_Paragraph_20_Font">A servlet or filter supporting the asynchronous mode must declare this with the appropriate service property </text:span><text:span text:style-name="Source_20_Text"><text:span text:style-name="T37">osgi.http.whiteboard.servlet.asyncSupported</text:span></text:span><text:span text:style-name="Default_20_Paragraph_20_Font"> or <text:s/></text:span><text:span text:style-name="Source_20_Text"><text:span text:style-name="T37">osgi.http.whiteboard.filter.asyncSupported.</text:span></text:span></text:p>
      <text:p text:style-name="P8"><text:span text:style-name="Source_20_Text"><text:span text:style-name="T37"/></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32">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21">A String+ value of Http Whiteboard Service endpoints provided as URLs e.g. <text:span text:style-name="T40">http://192.168.1.10:8080/</text:span> or relative paths, e.g. <text:span text:style-name="T49">/myapp/</text:span>. Relative paths may be used if t<text:span text:style-name="T19">he scheme and authority parts of the URLs are not known such as in a bridged Http Whiteboard Service </text:span><text:span text:style-name="T19">implementation. If the Http Whiteboard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47">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text:span><text:soft-page-break/><text:span text:style-name="Default_20_Paragraph_20_Font">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ext:p>
      <text:p text:style-name="Body"/>
      <text:h text:style-name="Heading_20_3" text:outline-level="3"><text:bookmark-start text:name="__RefHeading__14848_1235919579"/>Servlet API Exports<text:bookmark-end text:name="__RefHeading__14848_1235919579"/></text:h>
      <text:p text:style-name="Body">The Http Whiteboard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Whiteboard Service implementation is a consumer of that API and should require the contract. The bundle providing the Servlet API should provide the corresponding contract.</text:p>
      <text:h text:style-name="Heading_20_4" text:outline-level="4">Providing Serlvet API 3.0</text:h>
      <text:p text:style-name="P24">Export-Package: javax.servlet; javax.servlet.http<text:span text:style-name="T35">, javax.servlet.annotation,</text:span></text:p>
      <text:p text:style-name="P24"><text:span text:style-name="T35"><text:s text:c="9"/>javax.servlet.descriptor</text:span>; version=2.6</text:p>
      <text:p text:style-name="P24">Provide-Capability: osgi.contract; osgi.contract=JavaServlet;</text:p>
      <text:p text:style-name="P24"><text:s text:c="19"/>version:<text:bookmark text:name="comment_text_01"/>List&lt;Version&gt;="2.5,3.0";</text:p>
      <text:p text:style-name="P24"><text:s text:c="2"/><text:span text:style-name="T35">uses:="javax.servlet, javax.servlet.http, javax.servlet.annotation,</text:span></text:p>
      <text:p text:style-name="P26"><text:s text:c="9"/>javax.servlet.descriptor"</text:p>
      <text:p text:style-name="P24">Providing Serlvet API 2.5</text:p>
      <text:p text:style-name="Preformatted_20_Text">Export-Package: javax.servlet; javax.servlet.http; version=2.5</text:p>
      <text:p text:style-name="Preformatted_20_Text">Provide-Capability: <text:span text:style-name="T35">osgi.contract;</text:span> <text:span text:style-name="T35">osgi.contract=JavaServlet; </text:span></text:p>
      <text:p text:style-name="P25"><text:s/>version:Version=2.5; uses:="javax.servlet, javax.servlet.http"</text:p>
      <text:h text:style-name="P57"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any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ext:soft-page-break/>
        <table:table-row>
          <table:table-cell table:style-name="Tabelle53.A2" office:value-type="string">
            <text:p text:style-name="Table_20_Contents"><text:span text:style-name="Source_20_Text">osgi.http</text:span><text:span text:style-name="Source_20_Text"><text:span text:style-name="T17">.whiteboard.context.</text:span></text:span><text:span text:style-name="Source_20_Text"><text:span text:style-name="T20">select</text:span></text:span></text:p>
          </table:table-cell>
          <table:table-cell table:style-name="Tabelle53.A2" office:value-type="string">
            <text:p text:style-name="Table_20_Contents">String</text:p>
          </table:table-cell>
          <table:table-cell table:style-name="Tabelle53.C2" office:value-type="string">
            <text:p text:style-name="P21"><text:span text:style-name="Default_20_Paragraph_20_Font">The value of this service property refers to a </text:span><text:span text:style-name="Source_20_Text">ServletContextHelper</text:span><text:span text:style-name="Default_20_Paragraph_20_Font"> service. If this property is </text:span><text:span text:style-name="Default_20_Paragraph_20_Font">missing, the default context is used. If the property </text:span><text:span text:style-name="Default_20_Paragraph_20_Font">does start with a ( it is used as a filter expression against the service properties of the ServletContextHelper, otherwise it is matched against the name of the ServletContextHelper. If no matching context exists </text:span><text:span text:style-name="Default_20_Paragraph_20_Font">, the whiteboard service is ignored.</text:span></text:p>
            <text:p text:style-name="P21"><text:span text:style-name="Default_20_Paragraph_20_Font">This situation should be logged with </text:span><text:span text:style-name="Default_20_Paragraph_20_Font">LogService for diagnosis.</text:span></text:p>
            <text:p text:style-name="P21"><text:span text:style-name="Default_20_Paragraph_20_Font">If more than one service matches, the one with the highest service ranking is used.</text:span></text:p>
          </table:table-cell>
        </table:table-row>
        <table:table-row>
          <table:table-cell table:style-name="Tabelle53.A2" office:value-type="string">
            <text:p text:style-name="Table_20_Contents"><text:span text:style-name="Source_20_Text">osgi.http</text:span><text:span text:style-name="Source_20_Text"><text:span text:style-name="T17">.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Whiteboard Service implementation to process the whiteboard service.</text:p>
          </table:table-cell>
        </table:table-row>
      </table:table>
      <text:h text:style-name="Heading_20_3" text:outline-level="3" text:is-list-header="true"/>
      <text:h text:style-name="Heading_20_3" text:outline-level="3">Target HttpService</text:h>
      <text:p text:style-name="P14"><text:span text:style-name="Default_20_Paragraph_20_Font">Servlet, servlet filter, listener, and resource services may register with a </text:span><text:span text:style-name="Source_20_Text">osgi.http</text:span><text:span text:style-name="Source_20_Text"><text:span text:style-name="T17">.whiteboard</text:span></text:span><text:span text:style-name="Source_20_Text">.target</text:span><text:span text:style-name="Default_20_Paragraph_20_Font"> property containing a filter expression. A Http Whiteboard Service about to process a servlet, servlet filter, listener, or resource </text:span><text:span text:style-name="Default_20_Paragraph_20_Font">must match that filter against its runtime attributes. Only if the filter matches, the servlet, servlet filter, listener, or resource is used by the Http Whiteboard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Whiteboard Service with the runtime attribute </text:span><text:span text:style-name="Default_20_Paragraph_20_Font"><text:span text:style-name="T32">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Whiteboard Services are matching. Even if a target property is used, still several Http Whiteboard Services might match. However, a servlet, listener, resource, or servlet filter service must only be used by a single Http Whiteboard Service. To prevent multiple uses a whiteboard support implementation must ensure to process such objects only with a single Http Whiteboard Service by themselves. <text:span text:style-name="Default_20_Paragraph_20_Font">If more than a single whiteboard support implementation is active at runtime, there is the potential that a servlet, listener, resource or servlet filter is used by more than a single Http Whiteboard Service. In this case such objects </text:span><text:span text:style-name="Default_20_Paragraph_20_Font">should use the target property described above making sure that not more than one Http Whiteboard Service matches the filter expression.</text:span></text:p>
      <text:p text:style-name="Body"><text:span text:style-name="Default_20_Paragraph_20_Font">If more than one Http Whiteboard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Whiteboard </text:span><text:span text:style-name="Default_20_Paragraph_20_Font">Services. If more than one Http Whiteboard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text:span><text:span text:style-name="Default_20_Paragraph_20_Font">Whiteboard Services registered by different bundles but only with one Http Whiteboard Service from the same bundle.</text:span></text:p>
      <text:p text:style-name="Body"><text:span text:style-name="Default_20_Paragraph_20_Font">If more than one Http Whiteboard Service match, e.g, in the absence of the </text:span><text:span text:style-name="Default_20_Paragraph_20_Font"><text:span text:style-name="T32">osgi.http.whiteboard.target</text:span></text:span><text:span text:style-name="Default_20_Paragraph_20_Font"> property, any one Http Whiteboard Service may use the service. It is undefined which Http Service this is.</text:span></text:p>
      <text:p text:style-name="Body"><text:span text:style-name="Default_20_Paragraph_20_Font">The runtime attributes of the Http Whiteboard Service using the servlet, servlet filter, listener, or resource service are exposed as ServletContext initialization parameters.</text:span></text:p>
      <text:h text:style-name="Heading_20_3" text:outline-level="3"><text:bookmark-start text:name="__RefHeading__14520_586024870"/><text:bookmark-start text:name="__RefNumPara__25934_1125154468"/><text:soft-page-break/><text:span text:style-name="Default_20_Paragraph_20_Font">ServletContextHelper for servlets, servlet filters, resources, and listeners</text:span><text:bookmark-end text:name="__RefHeading__14520_586024870"/><text:bookmark-end text:name="__RefNumPara__25934_1125154468"/></text:h>
      <text:p text:style-name="Body">By default the whiteboard support is associating servlets, servlet filters, listeners, and resources with the default ServletContextHelper of the targeted Http Whiteboard Service. Additional ServletContextHelper services can be made available through the whiteboard support. In this case the ServletContextHelper service must specify the <text:span text:style-name="Source_20_Text">osgi.http</text:span><text:span text:style-name="Source_20_Text"><text:span text:style-name="T17">.whiteboard</text:span></text:span><text:span text:style-name="Source_20_Text"><text:span text:style-name="T12">.context.name</text:span></text:span><text:span text:style-name="Default_20_Paragraph_20_Font"> service property. This name can be referenced by a servlet, servlet filter, listener, or resource services. </text:span></text:p>
      <text:p text:style-name="Body"><text:span text:style-name="Source_20_Text"><text:span text:style-name="T23">If there are multiple, usable </text:span></text:span><text:span text:style-name="Source_20_Text"><text:span text:style-name="T4">ServletContextHelper</text:span></text:span><text:span text:style-name="Source_20_Text"><text:span text:style-name="T23"> services registered with the same context name, the </text:span></text:span><text:span text:style-name="Source_20_Text"><text:span text:style-name="T4">Http Whiteboard Service</text:span></text:span><text:span text:style-name="Source_20_Text"><text:span text:style-name="T23"> implementation must use the </text:span></text:span><text:span text:style-name="Source_20_Text"><text:span text:style-name="T4">ServletContextHelper</text:span></text:span><text:span text:style-name="Source_20_Text"><text:span text:style-name="T23"> with the highest service ranking. This might lead to re-</text:span></text:span><text:span text:style-name="Source_20_Text"><text:span text:style-name="T23">binding the servlet, servlet filter, listener or resource e.g. if a new usable </text:span></text:span><text:span text:style-name="Source_20_Text"><text:span text:style-name="T4">ServletContextHelper</text:span></text:span><text:span text:style-name="Source_20_Text"><text:span text:style-name="T23"> with a higher service ranking arrives or the current used </text:span></text:span><text:span text:style-name="Source_20_Text"><text:span text:style-name="T4">ServletContextHelper</text:span></text:span><text:span text:style-name="Source_20_Text"><text:span text:style-name="T23"> is unregistered (see section </text:span></text:span><text:span text:style-name="Source_20_Text"><text:span text:style-name="T23"><text:bookmark-ref text:reference-format="chapter" text:ref-name="__RefHeading__11529_916916513">5.2.3</text:bookmark-ref></text:span></text:span><text:span text:style-name="Source_20_Text"><text:span text:style-name="T23">). </text:span></text:span></text:p>
      <text:p text:style-name="Body"><text:span text:style-name="Default_20_Paragraph_20_Font"><text:span text:style-name="T2">If a servlet or servlet filter is used by an Http Whiteboard Service implementation, the implementation calls the init() method of the servlet or servlet filter which gets a configuration object (</text:span></text:span><text:span text:style-name="Default_20_Paragraph_20_Font"><text:span text:style-name="T11">ServletConfig</text:span></text:span><text:span text:style-name="Default_20_Paragraph_20_Font"><text:span text:style-name="T2"> or </text:span></text:span><text:span text:style-name="Default_20_Paragraph_20_Font"><text:span text:style-name="T11">FilterContext</text:span></text:span><text:span text:style-name="Default_20_Paragraph_20_Font"><text:span text:style-name="T2">) that returns a </text:span></text:span><text:span text:style-name="Default_20_Paragraph_20_Font"><text:span text:style-name="T11">ServletContext</text:span></text:span><text:span text:style-name="Default_20_Paragraph_20_Font"><text:span text:style-name="T2"> object. The Http Whiteboard Service implementation is creating a </text:span></text:span><text:span text:style-name="Default_20_Paragraph_20_Font"><text:span text:style-name="T11">ServletContext</text:span></text:span><text:span text:style-name="Default_20_Paragraph_20_Font"><text:span text:style-name="T2"> object for each </text:span></text:span><text:span text:style-name="Default_20_Paragraph_20_Font"><text:span text:style-name="T13">ServletContextHelper</text:span></text:span><text:span text:style-name="Default_20_Paragraph_20_Font"><text:span text:style-name="T2"> it is using. Therefore servlets and servlet filters used by the same Http Whiteboard Service and referencing the same </text:span></text:span><text:span text:style-name="Default_20_Paragraph_20_Font"><text:span text:style-name="T7">ServletContextHelper</text:span></text:span><text:span text:style-name="Default_20_Paragraph_20_Font"><text:span text:style-name="T2">,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17">.whiteboard.context.</text:span></text:span><text:span text:style-name="Source_20_Text"><text:span text:style-name="T20">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20">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1">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32">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8"><text:span text:style-name="Default_20_Paragraph_20_Font"><text:s text:c="4"/>ServletContextHelper [name=A, path=app-a]</text:span></text:p>
      <text:p text:style-name="P38"><text:span text:style-name="Default_20_Paragraph_20_Font"><text:s text:c="4"/>ServletContextHelper [name=B, path=app-b}</text:span></text:p>
      <text:p text:style-name="Body"><text:span text:style-name="Default_20_Paragraph_20_Font">Assuming the root of the Http Whiteboard Service is accessible via the path /root, servlets registered with the default context helper will be registered under /root, servlets registered with helper A will be registered under /root/app-a and servlets registered with helper B will be registered under /root/app-b.</text:span><text:span text:style-name="Default_20_Paragraph_20_Font"> Different </text:span><text:span text:style-name="Default_20_Paragraph_20_Font"><text:span text:style-name="T34">ServletContextHelper</text:span></text:span><text:span text:style-name="Default_20_Paragraph_20_Font"> services with different names may use the same </text:span><text:span text:style-name="Default_20_Paragraph_20_Font">context path property.</text:span></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32">getServletContextName</text:span></text:span><text:span text:style-name="Default_20_Paragraph_20_Font"> will return the first name.</text:span></text:p>
      <text:p text:style-name="Body"><text:span text:style-name="Default_20_Paragraph_20_Font">When a request is processed, </text:span><text:span text:style-name="Default_20_Paragraph_20_Font">the method </text:span><text:span text:style-name="Default_20_Paragraph_20_Font"><text:span text:style-name="T32">handleSecurity(final HttpServletRequest request, final HttpServletResponse response)</text:span></text:span><text:span text:style-name="Default_20_Paragraph_20_Font"> from the </text:span><text:span text:style-name="Default_20_Paragraph_20_Font"><text:span text:style-name="T32">ServletContextHelper</text:span></text:span><text:span text:style-name="Default_20_Paragraph_20_Font"> object is called before any </text:span><text:span text:style-name="Default_20_Paragraph_20_Font">request listener, filter or servlet is cal</text:span><text:span text:style-name="Default_20_Paragraph_20_Font">led. If the call to this method returns </text:span><text:span text:style-name="Default_20_Paragraph_20_Font"><text:span text:style-name="T32">false</text:span></text:span><text:span text:style-name="Default_20_Paragraph_20_Font">, no further processing must take place.</text:span></text:p>
      <text:p text:style-name="Body"><text:soft-page-break/><text:span text:style-name="Default_20_Paragraph_20_Font">The execution pipeline consisting of request listeners, filters and the servlet (see section </text:span><text:span text:style-name="Default_20_Paragraph_20_Font"><text:bookmark-ref text:reference-format="chapter" text:ref-name="__RefHeading__14056_1614047619">5.1.4.3</text:bookmark-ref></text:span><text:span text:style-name="Default_20_Paragraph_20_Font">) is assembled of the servlet matching the request and those listeners and filters which match the request. Listeners and filters are chained based on their service ranking, highest ranking first.</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Whiteboard Service implementation, the following order of actions are performed:</text:span></text:p>
      <text:list xml:id="list5508577370135385071" text:style-name="L18">
        <text:list-item>
          <text:p text:style-name="P68"><text:span text:style-name="Default_20_Paragraph_20_Font">The service is get from the service registry</text:span></text:p>
        </text:list-item>
        <text:list-item>
          <text:p text:style-name="P68"><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8092717760032135561" text:style-name="L19">
        <text:list-item>
          <text:p text:style-name="P69"><text:span text:style-name="Default_20_Paragraph_20_Font">For servlets and servlet filters, destroy() is called</text:span></text:p>
        </text:list-item>
        <text:list-item>
          <text:p text:style-name="P69"><text:span text:style-name="Default_20_Paragraph_20_Font">The service is released</text:span></text:p>
        </text:list-item>
      </text:list>
      <text:p text:style-name="Body"><text:span text:style-name="Default_20_Paragraph_20_Font"><text:span text:style-name="T9">As servlet and servlet filters services might come and go as well as </text:span></text:span><text:span text:style-name="Default_20_Paragraph_20_Font"><text:span text:style-name="T13">ServletContextHelper</text:span></text:span><text:span text:style-name="Default_20_Paragraph_20_Font"><text:span text:style-name="T9"> services might come and go, the whiteboard service registration can be very dynamic. Therefore servlet and servlet filter services might transition between used by a Http Whiteboard Service implementation to not being used and back to be used. </text:span></text:span><text:span text:style-name="Default_20_Paragraph_20_Font"><text:span text:style-name="T9">As in this case, </text:span></text:span><text:span text:style-name="Default_20_Paragraph_20_Font"><text:span text:style-name="T11">init()</text:span></text:span><text:span text:style-name="Default_20_Paragraph_20_Font"><text:span text:style-name="T9"> and </text:span></text:span><text:span text:style-name="Default_20_Paragraph_20_Font"><text:span text:style-name="T11">destroy()</text:span></text:span><text:span text:style-name="Default_20_Paragraph_20_Font"><text:span text:style-name="T9"> are called </text:span></text:span><text:span text:style-name="Default_20_Paragraph_20_Font"><text:span text:style-name="T9">each time the service is used, the recommended way to register servlet and servlet filter services is to use the prototype scope. In that case a new instance is created for each usage. If </text:span></text:span><text:span text:style-name="Default_20_Paragraph_20_Font"><text:span text:style-name="T9">the prototype scope is not used, the service should be implemented in a reentrant way and be prep</text:span></text:span><text:span text:style-name="Default_20_Paragraph_20_Font"><text:span text:style-name="T9">ared that after a call of </text:span></text:span><text:span text:style-name="Default_20_Paragraph_20_Font"><text:span text:style-name="T11">destroy()</text:span></text:span><text:span text:style-name="Default_20_Paragraph_20_Font"><text:span text:style-name="T9"> a new </text:span></text:span><text:span text:style-name="Default_20_Paragraph_20_Font"><text:span text:style-name="T9">initialization through </text:span></text:span><text:span text:style-name="Default_20_Paragraph_20_Font"><text:span text:style-name="T11">init()</text:span></text:span><text:span text:style-name="Default_20_Paragraph_20_Font"><text:span text:style-name="T9">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882399285948492563" text:style-name="L20">
        <text:list-item>
          <text:p text:style-name="P70"><text:span text:style-name="Default_20_Paragraph_20_Font"><text:span text:style-name="T37">A string beginning with a ‘/’ character and ending with a ‘/*’ suffix is used for path mapping. </text:span></text:span></text:p>
        </text:list-item>
        <text:list-item>
          <text:p text:style-name="P70"><text:span text:style-name="Default_20_Paragraph_20_Font"><text:span text:style-name="T37">A string beginning with a ‘*.’ prefix is used as an extension mapping. </text:span></text:span></text:p>
        </text:list-item>
        <text:list-item>
          <text:p text:style-name="P70"><text:span text:style-name="Default_20_Paragraph_20_Font"><text:span text:style-name="T37">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70"><text:span text:style-name="Default_20_Paragraph_20_Font"><text:span text:style-name="T37">A string containing only the ’/’ character indicates the "default" servlet of the application. In this case the servlet path is the request URI minus the context path and the path info is null. </text:span></text:span></text:p>
        </text:list-item>
        <text:list-item>
          <text:p text:style-name="P70"><text:span text:style-name="Default_20_Paragraph_20_Font"><text:span text:style-name="T37">All other strings are used for exact matches only. </text:span></text:span></text:p>
        </text:list-item>
      </text:list>
      <text:p text:style-name="Body"><text:span text:style-name="Default_20_Paragraph_20_Font"><text:span text:style-name="T37">A servlet may register itself with the property </text:span></text:span><text:span text:style-name="Source_20_Text"><text:span text:style-name="T37">osgi.http</text:span></text:span><text:span text:style-name="Source_20_Text"><text:span text:style-name="T22">.whiteboard</text:span></text:span><text:span text:style-name="Source_20_Text"><text:span text:style-name="T37">.servlet.name </text:span></text:span><text:span text:style-name="Source_20_Text"><text:span text:style-name="T4">which</text:span></text:span><text:span text:style-name="Source_20_Text"><text:span text:style-name="T25">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span text:style-name="Source_20_Text"><text:span text:style-name="T4">ServletContextHelper</text:span></text:span><text:span text:style-name="Source_20_Text"><text:span text:style-name="T25">, then the servlet with the highest service ranking is used and the other servlet is ignored. The same happens if there is more than a single servlet using the exact value for a pattern within the same </text:span></text:span><text:span text:style-name="Source_20_Text"><text:span text:style-name="T4">ServletContextHelper</text:span></text:span><text:span text:style-name="Source_20_Text"><text:span text:style-name="T25">.</text:span></text:span></text:p>
      <text:p text:style-name="Body"><text:soft-page-break/><text:span text:style-name="Default_20_Paragraph_20_Font"><text:span text:style-name="T2">If a servlet is used by an Http Whiteboard Service implementation, the init() method of the servlet will be called. Once the servlet is no longer be used by the Http Whiteboard Service implementation the destroy() method will be called. </text:span></text:span><text:span text:style-name="Default_20_Paragraph_20_Font"><text:span text:style-name="T2">All service registration properties starting with </text:span></text:span><text:span text:style-name="Default_20_Paragraph_20_Font"><text:span text:style-name="T3">servlet.init.</text:span></text:span><text:span text:style-name="Default_20_Paragraph_20_Font"><text:span text:style-name="T2"> are passed as servlet init parameters to the servlet as well as all runtime attributes of the Http Runtime Service. The service registration properties have precedence over the runtime attributes.</text:span></text:span></text:p>
      <text:p text:style-name="Body"><text:span text:style-name="Default_20_Paragraph_20_Font"><text:span text:style-name="T2"/></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17">.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17">.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1">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17">.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6"/></text:span></text:p>
      <text:h text:style-name="Heading_20_3" text:outline-level="3"><text:span text:style-name="Default_20_Paragraph_20_Font"><text:span text:style-name="T37">Servlet Filter Registratio</text:span></text:span><text:span text:style-name="Default_20_Paragraph_20_Font"><text:span text:style-name="T37">n</text:span></text:span></text:h>
      <text:p text:style-name="Body"><text:span text:style-name="Default_20_Paragraph_20_Font"><text:span text:style-name="T37">Servlet filters have been introduced into the Servlet API specification in Version 2.3 and thus far support for them has been absent in the Http Service specification. This specification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2">A servlet filter can set the </text:span></text:span><text:span text:style-name="Default_20_Paragraph_20_Font"><text:span text:style-name="T11">osgi.http.whiteboard.filter.pattern</text:span></text:span><text:span text:style-name="Default_20_Paragraph_20_Font"><text:span text:style-name="T2"> property to path patterns as defined by the Servlet API 3.0 specification </text:span></text:span><text:span text:style-name="Default_20_Paragraph_20_Font"><text:span text:style-name="T2"><text:bookmark-ref text:reference-format="number" text:ref-name="__RefNumPara__562_1655633606">[3].</text:bookmark-ref></text:span></text:span><text:span text:style-name="Default_20_Paragraph_20_Font"><text:span text:style-name="T2"> in section 12.2, Specification of Mappings</text:span></text:span><text:span text:style-name="Default_20_Paragraph_20_Font"><text:span text:style-name="T2"> or a filter servle</text:span></text:span><text:span text:style-name="Default_20_Paragraph_20_Font"><text:span text:style-name="T2">t can set the </text:span></text:span><text:span text:style-name="Default_20_Paragraph_20_Font"><text:span text:style-name="T11">osgi.http.whiteboard.filter.regexp</text:span></text:span><text:span text:style-name="Default_20_Paragraph_20_Font"><text:span text:style-name="T2"> property to regular expressions matched against the path</text:span></text:span><text:span text:style-name="Default_20_Paragraph_20_Font"><text:span text:style-name="T2">. A servlet filter can also reference servlets by name using the </text:span></text:span><text:span text:style-name="Default_20_Paragraph_20_Font"><text:span text:style-name="T11">osgi.http.whiteboard.filter.servlet</text:span></text:span><text:span text:style-name="Default_20_Paragraph_20_Font"><text:span text:style-name="T2"> property.</text:span></text:span><text:span text:style-name="Default_20_Paragraph_20_Font"><text:span text:style-name="T2"> </text:span></text:span><text:span text:style-name="Default_20_Paragraph_20_Font"><text:span text:style-name="T2">A servlet filter matches the request if at least one of the provided properties matches.</text:span></text:span></text:p>
      <text:p text:style-name="Body"><text:span text:style-name="Default_20_Paragraph_20_Font"><text:span text:style-name="T37">A servlet filter may register itself with the property </text:span></text:span><text:span text:style-name="Source_20_Text"><text:span text:style-name="T37">osgi.http</text:span></text:span><text:span text:style-name="Source_20_Text"><text:span text:style-name="T22">.whiteboard</text:span></text:span><text:span text:style-name="Source_20_Text"><text:span text:style-name="T37">.filter.name</text:span></text:span><text:span text:style-name="Source_20_Text"><text:span text:style-name="T25">. If the servlet filter does not set this property, the servlet filter name defaults to the fully qualified class name of the service object. If </text:span></text:span><text:span text:style-name="Source_20_Text"><text:span text:style-name="T25">there is more than one servlet filter with the same name and also associated with the same </text:span></text:span><text:span text:style-name="Source_20_Text"><text:span text:style-name="T4">ServletContextHelper</text:span></text:span><text:span text:style-name="Source_20_Text"><text:span text:style-name="T25">, then the servlet filter with the highest service ranking is used and the other servlet filter is ignored.</text:span></text:span></text:p>
      <text:p text:style-name="Body"><text:span text:style-name="Source_20_Text"><text:span text:style-name="T25">The servlet filter dispat</text:span></text:span><text:span text:style-name="Source_20_Text"><text:span text:style-name="T25">cher configuration can be set with the property </text:span></text:span><text:span text:style-name="Source_20_Text"><text:span text:style-name="T33">osgi.http.whiteboard.filter.dispatcher</text:span></text:span><text:span text:style-name="Source_20_Text"><text:span text:style-name="T25">. Allowed string values are REQUEST, ASYNC, ERROR, </text:span></text:span><text:span text:style-name="Source_20_Text"><text:span text:style-name="T25">INCLUDE, and FORWARD. The default for a filter is REQUEST. See Java servlet specification 3.0, Chapter 6.2.5 for more information.</text:span></text:span></text:p>
      <text:p text:style-name="Body"><text:soft-page-break/><text:span text:style-name="Default_20_Paragraph_20_Font"><text:span text:style-name="T2">If a servlet filter is used by an Http Whiteboard Service implementation, the init() method of the servlet filter will be called. Once the servlet filter is no longer be used by the Http Whiteboard Service implementation, the destroy() method will be called. </text:span></text:span><text:span text:style-name="Default_20_Paragraph_20_Font"><text:span text:style-name="T2">All service registration properties starting with </text:span></text:span><text:span text:style-name="Default_20_Paragraph_20_Font"><text:span text:style-name="T3">filter.init.</text:span></text:span><text:span text:style-name="Default_20_Paragraph_20_Font"><text:span text:style-name="T2"> are passed as init parameters to the filter as well as all runtime attributes of the Http Runtime Service. The service registration properties have precedence over the runtime attributes.</text:span></text:span></text:p>
      <text:p text:style-name="Body"><text:span text:style-name="Default_20_Paragraph_20_Font"><text:span text:style-name="T2"/></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17">.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17">.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1">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1"><text:change text:change-id="ct139923838001168"/><text:change-start text:change-id="ct139924197698184"/>o<text:change-end text:change-id="ct139924197698184"/>sgi.http.whiteboard.filter.regex<text:change text:change-id="ct139923837997832"/></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 The values must be regular expressions following the Java syntax defined in java.util.re<text:change-start text:change-id="ct139923838001360"/>g<text:change-end text:change-id="ct139923838001360"/><text:change text:change-id="ct139923450311248"/>ex.Pattern.</text:p>
          </table:table-cell>
        </table:table-row>
        <table:table-row>
          <table:table-cell table:style-name="Tabelle45.A2" office:value-type="string">
            <text:p text:style-name="P1">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1">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1">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6"/></text:span></text:p>
      <text:h text:style-name="Heading_20_3" text:outline-level="3"><text:span text:style-name="Default_20_Paragraph_20_Font">Resources</text:span></text:h>
      <text:p text:style-name="P8"><text:span text:style-name="Default_20_Paragraph_20_Font">To register resources through the whiteboard an instance of the type </text:span>javax.servlet.Servlet is registered as a regular servlet with the additional <text:span text:style-name="Source_20_Text">osgi.http</text:span><text:span text:style-name="Source_20_Text"><text:span text:style-name="T17">.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17">.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17">.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20">name=resource-context"</text:span></text:span><text:span text:style-name="Default_20_Paragraph_20_Font">})</text:span></text:p>
      <text:p text:style-name="Preformatted_20_Text"><text:span text:style-name="Default_20_Paragraph_20_Font">public class ResourceHttpContext </text:span><text:change text:change-id="ct139923838002704"/><text:change-start text:change-id="ct139923838002320"/><text:span text:style-name="Default_20_Paragraph_20_Font">extends</text:span><text:change-end text:change-id="ct139923838002320"/><text:span text:style-name="Default_20_Paragraph_20_Font">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oft-page-break/><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20">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2">Event listeners register themselves under the interface(s) they are implementing. This specification supports:</text:span></text:span></text:p>
      <text:list xml:id="list5229177615945955114" text:style-name="L21">
        <text:list-item>
          <text:p text:style-name="P71"><text:span text:style-name="Default_20_Paragraph_20_Font"><text:span text:style-name="T2">ServletContextListener</text:span></text:span></text:p>
        </text:list-item>
      </text:list>
      <text:list xml:id="list7567210426439557491" text:style-name="L1">
        <text:list-item>
          <text:p text:style-name="P58"><text:span text:style-name="Default_20_Paragraph_20_Font"><text:span text:style-name="T2">ServletContextAttributeListener</text:span></text:span></text:p>
        </text:list-item>
        <text:list-item>
          <text:p text:style-name="P58"><text:span text:style-name="Default_20_Paragraph_20_Font"><text:span text:style-name="T2">ServletRequestListener</text:span></text:span></text:p>
        </text:list-item>
        <text:list-item>
          <text:p text:style-name="P58"><text:span text:style-name="Default_20_Paragraph_20_Font"><text:span text:style-name="T2">ServletRequestAttributeListener</text:span></text:span></text:p>
        </text:list-item>
        <text:list-item>
          <text:p text:style-name="P58"><text:span text:style-name="Default_20_Paragraph_20_Font"><text:span text:style-name="T2">HttpSessionListener</text:span></text:span></text:p>
        </text:list-item>
        <text:list-item>
          <text:p text:style-name="P58"><text:span text:style-name="Default_20_Paragraph_20_Font"><text:span text:style-name="T2">HttpSessionAttributeListener</text:span></text:span></text:p>
        </text:list-item>
        <text:list-item>
          <text:p text:style-name="P58"><text:span text:style-name="Default_20_Paragraph_20_Font"><text:span text:style-name="T2"/></text:span></text:p>
        </text:list-item>
      </text:list>
      <text:p text:style-name="Body"><text:span text:style-name="Default_20_Paragraph_20_Font"><text:span text:style-name="T2">Events are sent to all listeners registered in the OSGi service registry based on their registration properties. Each listener is associated with an </text:span></text:span><text:span text:style-name="Default_20_Paragraph_20_Font"><text:span text:style-name="T7">ServletContextHelper</text:span></text:span><text:span text:style-name="Default_20_Paragraph_20_Font"><text:span text:style-name="T2"> as described in section </text:span></text:span><text:span text:style-name="Default_20_Paragraph_20_Font"><text:span text:style-name="T2"><text:bookmark-ref text:reference-format="number" text:ref-name="__RefNumPara__25934_1125154468">5.2.2</text:bookmark-ref></text:span></text:span><text:span text:style-name="Default_20_Paragraph_20_Font"><text:span text:style-name="T2">.</text:span></text:span></text:p>
      <text:p text:style-name="Body"><text:span text:style-name="Default_20_Paragraph_20_Font"><text:span text:style-name="T2">The Http Whiteboard Service implementation gets the listeners from the service registry as soon as the associated </text:span></text:span><text:span text:style-name="Default_20_Paragraph_20_Font"><text:span text:style-name="T7">ServletContextHelper</text:span></text:span><text:span text:style-name="Default_20_Paragraph_20_Font"><text:span text:style-name="T2"> is established and releases them when the </text:span></text:span><text:span text:style-name="Default_20_Paragraph_20_Font"><text:span text:style-name="T7">ServletContextHelper</text:span></text:span><text:span text:style-name="Default_20_Paragraph_20_Font"><text:span text:style-name="T2"> is not available any more or the listener is unregistered.</text:span></text:span></text:p>
      <text:h text:style-name="Heading_20_4" text:outline-level="4"><text:span text:style-name="Default_20_Paragraph_20_Font"><text:span text:style-name="T2">ServletContextListener and ServletContextAttributeListener</text:span></text:span></text:h>
      <text:p text:style-name="P14"><text:span text:style-name="Default_20_Paragraph_20_Font">The ServletContextListener receives events after the Http Whiteboard Service implementation has started and the corresponding </text:span><text:span text:style-name="Default_20_Paragraph_20_Font"><text:span text:style-name="T5">ServletContextHelper</text:span></text:span><text:span text:style-name="Default_20_Paragraph_20_Font"> is available and when either the </text:span><text:span text:style-name="Default_20_Paragraph_20_Font"><text:span text:style-name="T5">ServletContextHelper</text:span></text:span><text:span text:style-name="Default_20_Paragraph_20_Font"> becomes unavailable or the Http Whiteboard Service implementation is about to stop. A newly registered listener will be called with the </text:span><text:span text:style-name="Default_20_Paragraph_20_Font"><text:span text:style-name="T32">contextInitialized</text:span></text:span><text:span text:style-name="Default_20_Paragraph_20_Font"> method either if the </text:span><text:span text:style-name="Default_20_Paragraph_20_Font"><text:span text:style-name="T5">ServletContextHelper</text:span></text:span><text:span text:style-name="Default_20_Paragraph_20_Font"> is available or when the </text:span><text:span text:style-name="Default_20_Paragraph_20_Font"><text:span text:style-name="T5">ServletContextHelper</text:span></text:span><text:span text:style-name="Default_20_Paragraph_20_Font"> becomes available. As soon as the </text:span><text:span text:style-name="Default_20_Paragraph_20_Font"><text:span text:style-name="T5">ServletContextHelper</text:span></text:span><text:span text:style-name="Default_20_Paragraph_20_Font"> or the Http Whiteboard Service implementation becomes unavailable, the </text:span><text:span text:style-name="Default_20_Paragraph_20_Font"><text:span text:style-name="T32">contextDestroyed</text:span></text:span><text:span text:style-name="Default_20_Paragraph_20_Font"> method is called. The </text:span><text:span text:style-name="Default_20_Paragraph_20_Font"><text:span text:style-name="T5">Http Service</text:span></text:span><text:span text:style-name="Default_20_Paragraph_20_Font"> implementation holds the listener as long as the </text:span><text:span text:style-name="Default_20_Paragraph_20_Font"><text:span text:style-name="T5">ServletContextHelper</text:span></text:span><text:span text:style-name="Default_20_Paragraph_20_Font"> is available. ServletContextAttributeListeners are held for the same period of time.</text:span></text:p>
      <text:p text:style-name="P14"><text:span text:style-name="Default_20_Paragraph_20_Font">Due to the nature of using the whiteboard pattern, a ServletContextListener or ServletContextAttributeListener might be registered after other services like servlets or filters for the same ServletContextHelper. And the listeners might also disappear before other services are unregistered. In this case the ordering of events might not be the same as in a typical web application where the listeners are always called first. If other whiteboard services </text:span><text:span text:style-name="Default_20_Paragraph_20_Font">require a listener to be setup before this whiteboard service is initialized, it needs to create some kind of dependency on the listener to ensure the correct ordering. For example, if Declarative Services is used to implement the whiteboard services, a servlet could have a mandatory reference to the listener service.</text:span></text:p>
      <text:p text:style-name="P14"><text:span text:style-name="Default_20_Paragraph_20_Font">A Http Whiteboard Servlet implementation must process registered ServletContextListener and ServletContextAttributeListeners before any other whiteboard service.</text:span></text:p>
      <text:p text:style-name="Body"><text:soft-page-break/><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Whiteboard Service decide to support dynamic registration through the servlet context from within the </text:span><text:span text:style-name="Default_20_Paragraph_20_Font"><text:span text:style-name="T32">contextInitialized</text:span></text:span><text:span text:style-name="Default_20_Paragraph_20_Font"> method, they <text:s/>should require a proprietary opt-in mechanism like a manifest header or require capability.</text:span></text:p>
      <text:h text:style-name="Heading_20_4" text:outline-level="4"><text:span text:style-name="Default_20_Paragraph_20_Font">Supported Non-Whiteboard Listeners</text:span></text:h>
      <text:p text:style-name="Body"><text:span text:style-name="Default_20_Paragraph_20_Font">The servlet specification defines some listener interfaces where the listener is not regis</text:span><text:span text:style-name="Default_20_Paragraph_20_Font">tered through the web.xml or the corresponding api. For example, the HttpSessionActivationListener is supported for objects registered as session attributes. For these types of listeners, whiteboard registration is neither required nor sup</text:span><text:span text:style-name="Default_20_Paragraph_20_Font">ported. Implementation of this specification support the following listeners:</text:span></text:p>
      <text:list xml:id="list2802628019047329175" text:style-name="L22">
        <text:list-item>
          <text:p text:style-name="P72">HttpSessionActivationListener</text:p>
        </text:list-item>
        <text:list-item>
          <text:p text:style-name="P72">HttpSessionBindingListener</text:p>
        </text:list-item>
        <text:list-item>
          <text:p text:style-name="P72">AsyncListener</text:p>
        </text:list-item>
      </text:list>
      <text:p text:style-name="Body"/>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25"> </text:span></text:span><text:span text:style-name="Default_20_Paragraph_20_Font"><text:span text:style-name="T25">of 4xx or 5xx.</text:span></text:span></text:p>
      <text:p text:style-name="Body"><text:span text:style-name="Default_20_Paragraph_20_Font"><text:span text:style-name="T25">The service property</text:span></text:span><text:span text:style-name="Default_20_Paragraph_20_Font"><text:span text:style-name="T38"> </text:span></text:span><text:span text:style-name="Source_20_Text"><text:span text:style-name="T38">osgi.http</text:span></text:span><text:span text:style-name="Source_20_Text"><text:span text:style-name="T21">.whiteboard</text:span></text:span><text:span text:style-name="Source_20_Text"><text:span text:style-name="T38">.servlet.errorPage </text:span></text:span><text:span text:style-name="Source_20_Text"><text:span text:style-name="T25">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25">error page requests does not need to set the </text:span></text:span><text:span text:style-name="Source_20_Text"><text:span text:style-name="T33">osgi.http.whiteboard.servlet.pattern</text:span></text:span><text:span text:style-name="Source_20_Text"><text:span text:style-name="T25"> service property. If it does so, the servlet can be called by using the path, but might wish to do so to serve regular requests as well.</text:span></text:span></text:p>
      <text:p text:style-name="Body"><text:span text:style-name="Source_20_Text"><text:span text:style-name="T25">Example:</text:span></text:span></text:p>
      <text:p text:style-name="Preformatted_20_Text"><text:span text:style-name="Default_20_Paragraph_20_Font"><text:span text:style-name="T32">@Component(service = javax.servlet.Servlet.class, scope=ServiceScope.PROTOTYPE,</text:span></text:span></text:p>
      <text:p text:style-name="Preformatted_20_Text"><text:span text:style-name="Default_20_Paragraph_20_Font"><text:span text:style-name="T32"><text:s text:c="3"/>property={</text:span></text:span></text:p>
      <text:p text:style-name="Preformatted_20_Text"><text:span text:style-name="Default_20_Paragraph_20_Font"><text:span text:style-name="T32"><text:s text:c="5"/>"</text:span></text:span>osgi.http.whiteboard.servlet.errorPage=java.io.IOException<text:span text:style-name="Default_20_Paragraph_20_Font"><text:span text:style-name="T32">",</text:span></text:span></text:p>
      <text:p text:style-name="Preformatted_20_Text"><text:span text:style-name="Default_20_Paragraph_20_Font"><text:span text:style-name="T32"><text:s text:c="5"/>"osgi.http.whiteboard.</text:span></text:span><text:span text:style-name="Default_20_Paragraph_20_Font"><text:span text:style-name="T32">servlet.</text:span></text:span><text:span text:style-name="Default_20_Paragraph_20_Font"><text:span text:style-name="T32">errorPage=500"})</text:span></text:span></text:p>
      <text:p text:style-name="Preformatted_20_Text"><text:span text:style-name="Default_20_Paragraph_20_Font"><text:span text:style-name="T32">public class MyErrorServlet extends HttpServlet {</text:span></text:span></text:p>
      <text:p text:style-name="Preformatted_20_Text"><text:span text:style-name="Default_20_Paragraph_20_Font"><text:span text:style-name="T32"><text:s text:c="3"/>...</text:span></text:span></text:p>
      <text:p text:style-name="Preformatted_20_Text"><text:span text:style-name="Default_20_Paragraph_20_Font"><text:span text:style-name="T33">}</text:span></text:span></text:p>
      <text:p text:style-name="Body"><text:span text:style-name="Source_20_Text"><text:span text:style-name="T25">The above servlet is invoked if the status code 500 is sent via sendError or if an IOException occurs.</text:span></text:span><text:span text:style-name="Source_20_Text"><text:span text:style-name="T25"> In general error pages are invoked according to the rules defined in section 10.9.2 in the servlet specification.</text:span></text:span></text:p>
      <text:p text:style-name="Body"><text:span text:style-name="Source_20_Text"><text:span text:style-name="T25">If there is more than one error page registered for the same exception or error code within a single ServletContextHelper, the one with the highest service ranking is used.</text:span></text:span></text:p>
      <text:h text:style-name="Heading_20_3" text:outline-level="3" text:is-list-header="true"><text:soft-page-break/><text:span text:style-name="Default_20_Paragraph_20_Font"><text:span text:style-name="T39"/></text:span></text:h>
      <text:h text:style-name="Heading_20_2" text:outline-level="2">Provided Capability</text:h>
      <text:p text:style-name="Body">The Http Whiteboard Service implementation bundle must provide the <text:span text:style-name="Source_20_Text">osgi.whiteboard</text:span><text:span text:style-name="Default_20_Paragraph_20_Font"> capability for “osgi.http”. For example:</text:span></text:p>
      <text:p text:style-name="P28"><text:span text:style-name="Default_20_Paragraph_20_Font"><text:span text:style-name="T43">Provide-Capability: osgi.whiteboard;</text:span></text:span></text:p>
      <text:p text:style-name="P28"><text:span text:style-name="Default_20_Paragraph_20_Font"><text:span text:style-name="T42"><text:s text:c="7"/>osgi.whiteboard="osgi.http";</text:span></text:span></text:p>
      <text:p text:style-name="P28"><text:span text:style-name="Default_20_Paragraph_20_Font"><text:span text:style-name="T42"><text:s text:c="7"/>uses:="</text:span></text:span><text:span text:style-name="Default_20_Paragraph_20_Font"><text:span text:style-name="T35">javax.servlet, javax.servlet.http</text:span></text:span><text:span text:style-name="Default_20_Paragraph_20_Font"><text:span text:style-name="T42">";</text:span></text:span></text:p>
      <text:p text:style-name="P28"><text:span text:style-name="Default_20_Paragraph_20_Font"><text:span text:style-name="T42"><text:s text:c="7"/>version:Version="1.3"</text:span></text:span></text:p>
      <text:p text:style-name="Body"><text:span text:style-name="Default_20_Paragraph_20_Font"><text:span text:style-name="T37">The Http Whiteboard Service implementation must provide support for all whiteboard service types as outlined in this specification.</text:span></text:span></text:p>
      <text:h text:style-name="Heading_20_3" text:outline-level="3"><text:span text:style-name="Default_20_Paragraph_20_Font"><text:span text:style-name="T30">osgi.whiteboard Namespace</text:span></text:span></text:h>
      <text:p text:style-name="Body"><text:span text:style-name="Default_20_Paragraph_20_Font"><text:span text:style-name="T25">The whiteboard pattern leverages the OSGi service registry as a registry for objects. In the context of Http Whiteboard Service, servlets can be registered as services and the Http Whiteboard Service implementation uses these services to interact with <text:s/>the servlets.</text:span></text:span></text:p>
      <text:p text:style-name="Body"><text:span text:style-name="Default_20_Paragraph_20_Font"><text:span text:style-name="T28">A </text:span></text:span><text:span text:style-name="Default_20_Paragraph_20_Font"><text:span text:style-name="T26">Whiteboard Services Consumer </text:span></text:span><text:span text:style-name="Default_20_Paragraph_20_Font"><text:span text:style-name="T25">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27">Whiteboard Services Providers</text:span></text:span><text:span text:style-name="Default_20_Paragraph_20_Font"><text:span text:style-name="T25">,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15">WhiteboardNamespace</text:span></text:span><text:span text:style-name="Default_20_Paragraph_20_Font"><text:span text:style-name="T46"> </text:span></text:span><text:span text:style-name="Default_20_Paragraph_20_Font"><text:span text:style-name="T25">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25">A symbolic name for the whiteboard </text:span></text:span><text:span text:style-name="Default_20_Paragraph_20_Font"><text:span text:style-name="T25">services </text:span></text:span><text:span text:style-name="Default_20_Paragraph_20_Font"><text:span text:style-name="T25">consumer. </text:span></text:span><text:span text:style-name="Default_20_Paragraph_20_Font"><text:span text:style-name="T25">These names are defined in their respective </text:span></text:span><text:span text:style-name="Default_20_Paragraph_20_Font"><text:span text:style-name="T25">specifications and should in general use the specification top level package name. For example, </text:span></text:span><text:span text:style-name="Source_20_Text"><text:span text:style-name="T37">org.acme.foo</text:span></text:span><text:span text:style-name="Default_20_Paragraph_20_Font"><text:span text:style-name="T25">. The OSGi Alliance reserves names that start with </text:span></text:span><text:span text:style-name="Source_20_Text"><text:span text:style-name="T37">osgi</text:span></text:span><text:span text:style-name="Default_20_Paragraph_20_Font"><text:span text:style-name="T25">.</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25">Specifications for whiteboard services consumers (Http Whiteboard Service, Event Admin, etc.) should specify the values for these attributes. Whiteboard services consumers that provide such a capability should list the packages that they </text:span></text:span><text:span text:style-name="Default_20_Paragraph_20_Font"><text:span text:style-name="T25">use in their implementation in the uses directive of that capability to ensure class space consistency. Whiteboard </text:span></text:span><text:span text:style-name="Default_20_Paragraph_20_Font"><text:span text:style-name="T25">services consumers can consume a whiteboard services provider even if that bundle does not require the </text:span></text:span><text:span text:style-name="Default_20_Paragraph_20_Font"><text:span text:style-name="T25">whiteboard consumer unless the specification explicitly forbids this. For example an Http Whiteboard Service could declare its capability with the following manifest header: </text:span></text:span></text:p>
      <text:p text:style-name="P27"><text:s text:c="3"/>Provide-Capability: osgi.whiteboard;</text:p>
      <text:p text:style-name="P27"><text:s text:c="6"/>osgi.whiteboard="osgi.http";</text:p>
      <text:p text:style-name="P27"><text:s text:c="6"/>uses:="javax.servlet,javax.servlet.http";</text:p>
      <text:p text:style-name="P27"><text:s text:c="6"/>version:Version="1.3"</text:p>
      <text:p text:style-name="Body"><text:span text:style-name="Default_20_Paragraph_20_Font"><text:span text:style-name="T25">A bundle that depends on a</text:span></text:span><text:span text:style-name="Default_20_Paragraph_20_Font"><text:span text:style-name="T25">n</text:span></text:span><text:span text:style-name="Default_20_Paragraph_20_Font"><text:span text:style-name="T25"> Http Whiteboard Service </text:span></text:span><text:span text:style-name="Default_20_Paragraph_20_Font"><text:span text:style-name="T25">implementation </text:span></text:span><text:span text:style-name="Default_20_Paragraph_20_Font"><text:span text:style-name="T25">could require such a whiteboard consumer with the following manifest header: </text:span></text:span></text:p>
      <text:p text:style-name="Preformatted_20_Text"><text:span text:style-name="User_20_Entry"><text:span text:style-name="T37"><text:s text:c="3"/>Require-Capability: osgi.whiteboard;</text:span></text:span></text:p>
      <text:p text:style-name="Preformatted_20_Text"><text:span text:style-name="User_20_Entry"><text:span text:style-name="T37"><text:s text:c="5"/>filter:="(&amp;(osgi.whiteboard=osgi.http)(version&gt;=1.3)(!(version&gt;=2.0)))"</text:span></text:span></text:p>
      <text:p text:style-name="Preformatted_20_Text"><text:span text:style-name="User_20_Entry"><text:span text:style-name="T37"/></text:span></text:p>
      <text:h text:style-name="Heading_20_2" text:outline-level="2"><text:soft-page-break/><text:span text:style-name="User_20_Entry"><text:span text:style-name="T31">Potential Update of the Http Service</text:span></text:span></text:h>
      <text:p text:style-name="Body"><text:span text:style-name="User_20_Entry"><text:span text:style-name="T25">In order to get support for Servlet API 3.0 and support of the runtime inspection, the Http Service specification could be updated at least with the following chapters.</text:span></text:span></text:p>
      <text:h text:style-name="Heading_20_3" text:outline-level="3"><text:span text:style-name="User_20_Entry"><text:span text:style-name="T30">Supported Servlet API</text:span></text:span></text:h>
      <text:p text:style-name="Body"><text:span text:style-name="User_20_Entry"><text:span text:style-name="T30">The Http Service implementation can supped declaring the supported servlet API as explained in secion </text:span></text:span><text:span text:style-name="User_20_Entry"><text:span text:style-name="T30"><text:bookmark-ref text:reference-format="chapter" text:ref-name="__RefHeading__14848_1235919579">5.1.6</text:bookmark-ref></text:span></text:span><text:span text:style-name="User_20_Entry"><text:span text:style-name="T30">.</text:span></text:span></text:p>
      <text:h text:style-name="Heading_20_3" text:outline-level="3"><text:span text:style-name="User_20_Entry"><text:span text:style-name="T30">Relationship to the Http Runtime Service</text:span></text:span><text:span text:style-name="User_20_Entry"><text:span text:style-name="T31"> </text:span></text:span></text:h>
      <text:p text:style-name="Body"><text:span text:style-name="Default_20_Paragraph_20_Font"><text:span text:style-name="T8">If an Http Service implementation wants to support introspection through the Http Service Runtime service, the Http Service Runtime service must have a service registration property </text:span></text:span><text:span text:style-name="Default_20_Paragraph_20_Font"><text:span text:style-name="T14">osgi.http.runtime.httpservice.serviceid</text:span></text:span><text:span text:style-name="Default_20_Paragraph_20_Font"><text:span text:style-name="T8"> containing the service id of the Http Service service.</text:span></text:span></text:p>
      <text:p text:style-name="Body"><text:span text:style-name="Default_20_Paragraph_20_Font"><text:span text:style-name="T8">As the DTOs contain a field with the service id of the whiteboarded services, in the case of servlets or resources registered via the Http S</text:span></text:span><text:span text:style-name="Default_20_Paragraph_20_Font"><text:span text:style-name="T8">ervice, the Http Runtime Service needs to generate unique negative ids for these instances.</text:span></text:span></text:p>
      <text:h text:style-name="Heading_20_3" text:outline-level="3"><text:span text:style-name="Default_20_Paragraph_20_Font"><text:span text:style-name="T10">Coexistance of the Http Service and the Http Whiteboard Service</text:span></text:span></text:h>
      <text:p text:style-name="P18"><text:span text:style-name="Default_20_Paragraph_20_Font"><text:span text:style-name="T8">If an implementation </text:span></text:span><text:span text:style-name="Default_20_Paragraph_20_Font"><text:span text:style-name="T8">implements both, the Http Service and the Http Whiteboard Service, services registered by any of those means coexist potentially within the same Http context.</text:span></text:span><text:span text:style-name="Default_20_Paragraph_20_Font"><text:span text:style-name="T8"> In the case of a clash between a service registered through the whiteboard pattern and the Http Ser</text:span></text:span><text:span text:style-name="Default_20_Paragraph_20_Font"><text:span text:style-name="T8">vice, the whiteboard service wins as it has a higher service ranking.</text:span></text:span></text:p>
      <text:p text:style-name="P18"><text:span text:style-name="Default_20_Paragraph_20_Font"><text:span text:style-name="T8">The default Http Context from the Http Service represents the same servlet context as the default ServletContextHelper from the Http Whiteboard service.</text:span></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Whiteboard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If the Http Runtime Service supports introspection of an Http Service, for servlets and resources directly registered through the HttpService API, the Http Runtime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3"/>
      <text:p text:style-name="P6"><text:soft-page-break/>See the JavaDoc for details.</text:p>
      <text:h text:style-name="Heading_20_1" text:outline-level="1">Javadoc</text:h>
      <text:p text:style-name="P29"><text:span text:style-name="Default_20_Paragraph_20_Font"><text:span text:style-name="T41"/></text:span></text:p>
      <text:section text:style-name="Sect1" text:name="JavaDoc" text:protected="true">
        <text:section-source xlink:href="../javadoc.rtf" text:filter-name="Rich Text Format"/>
        <text:p text:style-name="Text_20_body"/>
      </text:section>
      <text:h text:style-name="Heading_20_1" text:outline-level="1">Considered Alternatives</text:h>
      <text:h text:style-name="Heading_20_2" text:outline-level="2" text:is-list-header="true"/>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text:span><text:span text:style-name="Default_20_Paragraph_20_Font">Whiteboard </text:span><text:span text:style-name="Default_20_Paragraph_20_Font">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text:soft-page-break/>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text:span><text:span text:style-name="Default_20_Paragraph_20_Font">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Instead of updating the Http Service it has been decided to create a new specification for the Http Whiteboard Service and leave the Http Service as is. The new specification is split up in different packages, one for all whiteboard related stuff, one for the new Http Service Runtime and one for the new ServletContextHelper.</text:span></text:p>
      <text:p text:style-name="Body"><text:span text:style-name="Default_20_Paragraph_20_Font"/></text:p>
      <text:h text:style-name="Heading_20_1" text:outline-level="1">Security Considerations</text:h>
      <text:p text:style-name="P9">Bundles that need to register a servlet, listener, resource filter, or http context must be granted ServicePermission[Interface Name, REGISTER] where interface name is the whiteboard interface the service is registered for.</text:p>
      <text:p text:style-name="P9">Bundles that need to iterate the servlets, listeners, resources, filters, or servlet context helpers registered with the system must be granted ServicePermission[interface name, GET] to retrieve the services from the service registry.</text:p>
      <text:p text:style-name="P9">In addition if a whiteboard service wants to be associated with a shared servlet context helper registered by another bundle, the bundle registering the whiteboard service must be granted ServicePermission[org.osgi.service.http.context.ServletContextHelper, GET].</text:p>
      <text:p text:style-name="P10">Bundles that need to introspect the state of the Http Whiteboard Service runtime will need PackagePermission[org.osgi.service.http.runtime, IMPORT] and <text:soft-page-break/>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8679304885509863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53">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5"/>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3">Name</text:p>
          </table:table-cell>
          <table:table-cell table:style-name="Tabelle4.B1" office:value-type="string">
            <text:p text:style-name="P33">Felix Meschber</text:p>
          </table:table-cell>
        </table:table-row>
        <table:table-row table:style-name="Tabelle4.1">
          <table:table-cell table:style-name="Tabelle4.A1" office:value-type="string">
            <text:p text:style-name="P33">Company</text:p>
          </table:table-cell>
          <table:table-cell table:style-name="Tabelle4.B1" office:value-type="string">
            <text:p text:style-name="P33">Adobe Systems Incorporated</text:p>
          </table:table-cell>
        </table:table-row>
        <table:table-row table:style-name="Tabelle4.1">
          <table:table-cell table:style-name="Tabelle4.A1" office:value-type="string">
            <text:p text:style-name="P33">Address</text:p>
          </table:table-cell>
          <table:table-cell table:style-name="Tabelle4.B1" office:value-type="string">
            <text:p text:style-name="P33">Barfüsserplatz 6, 4055 Basel, Switzerland</text:p>
          </table:table-cell>
        </table:table-row>
        <table:table-row table:style-name="Tabelle4.1">
          <table:table-cell table:style-name="Tabelle4.A1" office:value-type="string">
            <text:p text:style-name="P33">Voice</text:p>
          </table:table-cell>
          <table:table-cell table:style-name="Tabelle4.B1" office:value-type="string">
            <text:p text:style-name="P33">+41 61 226 55 49</text:p>
          </table:table-cell>
        </table:table-row>
        <table:table-row table:style-name="Tabelle4.1">
          <table:table-cell table:style-name="Tabelle4.A1" office:value-type="string">
            <text:p text:style-name="P30">e-mail</text:p>
          </table:table-cell>
          <table:table-cell table:style-name="Tabelle4.B1" office:value-type="string">
            <text:p text:style-name="P30">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3">Name</text:p>
          </table:table-cell>
          <table:table-cell table:style-name="Tabelle44.B1" office:value-type="string">
            <text:p text:style-name="P33">Carsten Ziegeler</text:p>
          </table:table-cell>
        </table:table-row>
        <table:table-row table:style-name="Tabelle44.1">
          <table:table-cell table:style-name="Tabelle44.A1" office:value-type="string">
            <text:p text:style-name="P33">Company</text:p>
          </table:table-cell>
          <table:table-cell table:style-name="Tabelle44.B1" office:value-type="string">
            <text:p text:style-name="P33">Adobe Systems Incorporated</text:p>
          </table:table-cell>
        </table:table-row>
        <table:table-row table:style-name="Tabelle44.1">
          <table:table-cell table:style-name="Tabelle44.A1" office:value-type="string">
            <text:p text:style-name="P33">Address</text:p>
          </table:table-cell>
          <table:table-cell table:style-name="Tabelle44.B1" office:value-type="string">
            <text:p text:style-name="P33">Barfüsserplatz 6, 4055 Basel, Switzerland</text:p>
          </table:table-cell>
        </table:table-row>
        <table:table-row table:style-name="Tabelle44.1">
          <table:table-cell table:style-name="Tabelle44.A1" office:value-type="string">
            <text:p text:style-name="P33">Voice</text:p>
          </table:table-cell>
          <table:table-cell table:style-name="Tabelle44.B1" office:value-type="string">
            <text:p text:style-name="P33">+41 61 226 55 0</text:p>
          </table:table-cell>
        </table:table-row>
        <table:table-row table:style-name="Tabelle44.1">
          <table:table-cell table:style-name="Tabelle44.A1" office:value-type="string">
            <text:p text:style-name="P30">e-mail</text:p>
          </table:table-cell>
          <table:table-cell table:style-name="Tabelle44.B1" office:value-type="string">
            <text:p text:style-name="P30">cziegele@adobe.com</text:p>
          </table:table-cell>
        </table:table-row>
      </table:table>
      <text:p text:style-name="Body"/>
      <text:h text:style-name="Heading_20_2" text:outline-level="2">Acronyms and Abbreviations</text:h>
      <text:p text:style-name="Body"/>
      <text:h text:style-name="Heading_20_2" text:outline-level="2"><text:soft-page-break/>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Tabelle74" style:family="table">
      <style:table-properties style:width="7.0896in" fo:break-before="auto" fo:break-after="auto" table:align="left" style:writing-mode="lr-tb"/>
    </style:style>
    <style:style style:name="Tabelle74.A" style:family="table-column">
      <style:table-column-properties style:column-width="5.5354in"/>
    </style:style>
    <style:style style:name="Tabelle74.B" style:family="table-column">
      <style:table-column-properties style:column-width="1.5542in"/>
    </style:style>
    <style:style style:name="Tabelle74.1" style:family="table-row">
      <style:table-row-properties style:keep-together="true" fo:keep-together="auto"/>
    </style:style>
    <style:style style:name="Tabelle74.A1" style:family="table-cell">
      <style:table-cell-properties fo:padding="0in" fo:border-left="none" fo:border-right="none" fo:border-top="0.0007in solid #000000" fo:border-bottom="none"/>
    </style:style>
    <style:style style:name="Tabelle77" style:family="table">
      <style:table-properties style:width="7.0896in" fo:break-before="auto" fo:break-after="auto" table:align="left" style:writing-mode="lr-tb"/>
    </style:style>
    <style:style style:name="Tabelle77.A" style:family="table-column">
      <style:table-column-properties style:column-width="5.5354in"/>
    </style:style>
    <style:style style:name="Tabelle77.B" style:family="table-column">
      <style:table-column-properties style:column-width="1.5542in"/>
    </style:style>
    <style:style style:name="Tabelle77.1" style:family="table-row">
      <style:table-row-properties style:keep-together="true" fo:keep-together="auto"/>
    </style:style>
    <style:style style:name="Tabelle77.A1" style:family="table-cell">
      <style:table-cell-properties fo:padding="0in" fo:border-left="none" fo:border-right="none" fo:border-top="0.0007in solid #000000" fo:border-bottom="none"/>
    </style:style>
    <style:style style:name="Tabelle81" style:family="table">
      <style:table-properties style:width="7.0896in" fo:break-before="auto" fo:break-after="auto" table:align="left" style:writing-mode="lr-tb"/>
    </style:style>
    <style:style style:name="Tabelle81.A" style:family="table-column">
      <style:table-column-properties style:column-width="5.5354in"/>
    </style:style>
    <style:style style:name="Tabelle81.B" style:family="table-column">
      <style:table-column-properties style:column-width="1.5542in"/>
    </style:style>
    <style:style style:name="Tabelle81.1" style:family="table-row">
      <style:table-row-properties style:keep-together="true" fo:keep-together="auto"/>
    </style:style>
    <style:style style:name="Tabelle81.A1" style:family="table-cell">
      <style:table-cell-properties fo:padding="0in" fo:border-left="none" fo:border-right="none" fo:border-top="0.0007in solid #000000" fo:border-bottom="none"/>
    </style:style>
    <style:style style:name="Tabelle83" style:family="table">
      <style:table-properties style:width="7.0896in" fo:break-before="auto" fo:break-after="auto" table:align="left" style:writing-mode="lr-tb"/>
    </style:style>
    <style:style style:name="Tabelle83.A" style:family="table-column">
      <style:table-column-properties style:column-width="5.5354in"/>
    </style:style>
    <style:style style:name="Tabelle83.B" style:family="table-column">
      <style:table-column-properties style:column-width="1.5542in"/>
    </style:style>
    <style:style style:name="Tabelle83.1" style:family="table-row">
      <style:table-row-properties style:keep-together="true" fo:keep-together="auto"/>
    </style:style>
    <style:style style:name="Tabelle83.A1" style:family="table-cell">
      <style:table-cell-properties fo:padding="0in" fo:border-left="none" fo:border-right="none" fo:border-top="0.0007in solid #000000" fo:border-bottom="none"/>
    </style:style>
    <style:style style:name="Tabelle85" style:family="table">
      <style:table-properties style:width="7.0896in" fo:break-before="auto" fo:break-after="auto" table:align="left" style:writing-mode="lr-tb"/>
    </style:style>
    <style:style style:name="Tabelle85.A" style:family="table-column">
      <style:table-column-properties style:column-width="5.5354in"/>
    </style:style>
    <style:style style:name="Tabelle85.B" style:family="table-column">
      <style:table-column-properties style:column-width="1.5542in"/>
    </style:style>
    <style:style style:name="Tabelle85.1" style:family="table-row">
      <style:table-row-properties style:keep-together="true" fo:keep-together="auto"/>
    </style:style>
    <style:style style:name="Tabelle85.A1" style:family="table-cell">
      <style:table-cell-properties fo:padding="0in" fo:border-left="none" fo:border-right="none" fo:border-top="0.0007in solid #000000" fo:border-bottom="none"/>
    </style:style>
    <style:style style:name="Tabelle89" style:family="table">
      <style:table-properties style:width="7.0896in" fo:break-before="auto" fo:break-after="auto" table:align="left" style:writing-mode="lr-tb"/>
    </style:style>
    <style:style style:name="Tabelle89.A" style:family="table-column">
      <style:table-column-properties style:column-width="5.5354in"/>
    </style:style>
    <style:style style:name="Tabelle89.B" style:family="table-column">
      <style:table-column-properties style:column-width="1.5542in"/>
    </style:style>
    <style:style style:name="Tabelle89.1" style:family="table-row">
      <style:table-row-properties style:keep-together="true" fo:keep-together="auto"/>
    </style:style>
    <style:style style:name="Tabelle89.A1" style:family="table-cell">
      <style:table-cell-properties fo:padding="0in" fo:border-left="none" fo:border-right="none" fo:border-top="0.0007in solid #000000" fo:border-bottom="none"/>
    </style:style>
    <style:style style:name="Tabelle93" style:family="table">
      <style:table-properties style:width="7.0896in" fo:break-before="auto" fo:break-after="auto" table:align="left" style:writing-mode="lr-tb"/>
    </style:style>
    <style:style style:name="Tabelle93.A" style:family="table-column">
      <style:table-column-properties style:column-width="5.5354in"/>
    </style:style>
    <style:style style:name="Tabelle93.B" style:family="table-column">
      <style:table-column-properties style:column-width="1.5542in"/>
    </style:style>
    <style:style style:name="Tabelle93.1" style:family="table-row">
      <style:table-row-properties style:keep-together="true" fo:keep-together="auto"/>
    </style:style>
    <style:style style:name="Tabelle93.A1" style:family="table-cell">
      <style:table-cell-properties fo:padding="0in" fo:border-left="none" fo:border-right="none" fo:border-top="0.0007in solid #000000" fo:border-bottom="none"/>
    </style:style>
    <style:style style:name="Tabelle97" style:family="table">
      <style:table-properties style:width="7.0896in" fo:break-before="auto" fo:break-after="auto" table:align="left" style:writing-mode="lr-tb"/>
    </style:style>
    <style:style style:name="Tabelle97.A" style:family="table-column">
      <style:table-column-properties style:column-width="5.5354in"/>
    </style:style>
    <style:style style:name="Tabelle97.B" style:family="table-column">
      <style:table-column-properties style:column-width="1.5542in"/>
    </style:style>
    <style:style style:name="Tabelle97.1" style:family="table-row">
      <style:table-row-properties style:keep-together="true" fo:keep-together="auto"/>
    </style:style>
    <style:style style:name="Tabelle97.A1" style:family="table-cell">
      <style:table-cell-properties fo:padding="0in" fo:border-left="none" fo:border-right="none" fo:border-top="0.0007in solid #000000" fo:border-bottom="none"/>
    </style:style>
    <style:style style:name="Tabelle102" style:family="table">
      <style:table-properties style:width="7.0896in" fo:break-before="auto" fo:break-after="auto" table:align="left" style:writing-mode="lr-tb"/>
    </style:style>
    <style:style style:name="Tabelle102.A" style:family="table-column">
      <style:table-column-properties style:column-width="5.5354in"/>
    </style:style>
    <style:style style:name="Tabelle102.B" style:family="table-column">
      <style:table-column-properties style:column-width="1.5542in"/>
    </style:style>
    <style:style style:name="Tabelle102.1" style:family="table-row">
      <style:table-row-properties style:keep-together="true" fo:keep-together="auto"/>
    </style:style>
    <style:style style:name="Tabelle102.A1" style:family="table-cell">
      <style:table-cell-properties fo:padding="0in" fo:border-left="none" fo:border-right="none" fo:border-top="0.0007in solid #000000" fo:border-bottom="none"/>
    </style:style>
    <style:style style:name="Tabelle104" style:family="table">
      <style:table-properties style:width="7.0896in" fo:break-before="auto" fo:break-after="auto" table:align="left" style:writing-mode="lr-tb"/>
    </style:style>
    <style:style style:name="Tabelle104.A" style:family="table-column">
      <style:table-column-properties style:column-width="5.5354in"/>
    </style:style>
    <style:style style:name="Tabelle104.B" style:family="table-column">
      <style:table-column-properties style:column-width="1.5542in"/>
    </style:style>
    <style:style style:name="Tabelle104.1" style:family="table-row">
      <style:table-row-properties style:keep-together="true" fo:keep-together="auto"/>
    </style:style>
    <style:style style:name="Tabelle104.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8"><draw:image xlink:href="Pictures/1000020100000427000001D81E79F30D.png" xlink:type="simple" xlink:show="embed" xlink:actuate="onLoad"/></draw:frame><text:tab/><text:user-defined style:data-style-name="N0" text:name="RFC Title">RFC 189 Http Whiteboard Service</text:user-defined><text:tab/>Page <text:page-number text:select-page="current">8</text:page-number> of <text:page-count style:num-format="1">29</text:page-count></text:p>
        <text:p text:style-name="Header"/>
        <text:p text:style-name="Header"><text:tab/>Draft<text:tab/> <text:modification-date style:data-style-name="N76">June 5,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29</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29</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29</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29</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29</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29</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29</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29</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29</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29</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29</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29</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29</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29</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29</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29</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29</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29</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29</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29</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29</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29</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29</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29</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29</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29</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29</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29</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29</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 of <text:page-count style:num-format="1">29</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 of <text:page-count style:num-format="1">29</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 of <text:page-count style:num-format="1">29</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 of <text:page-count style:num-format="1">29</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 of <text:page-count style:num-format="1">29</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 of <text:page-count style:num-format="1">29</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 of <text:page-count style:num-format="1">29</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 of <text:page-count style:num-format="1">29</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 of <text:page-count style:num-format="1">29</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 of <text:page-count style:num-format="1">29</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 of <text:page-count style:num-format="1">29</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2-09-06T17:55:04</meta:creation-date>
    <meta:editing-cycles>322</meta:editing-cycles>
    <meta:editing-duration>P9DT23H23M15S</meta:editing-duration>
    <meta:initial-creator>Felix Meschberger</meta:initial-creator>
    <dc:date>2014-06-05T16:42:30</dc:date>
    <dc:creator>David Bosschaert</dc:creator>
    <meta:document-statistic meta:table-count="51" meta:image-count="2" meta:object-count="0" meta:page-count="29" meta:paragraph-count="777" meta:word-count="9412" meta:character-count="65435"/>
    <meta:user-defined meta:name="Company">Adobe Systems Incorporated</meta:user-defined>
    <meta:user-defined meta:name="Info 3"/>
    <meta:user-defined meta:name="Info 4"/>
    <meta:user-defined meta:name="RFC Title">RFC 189 Http Whiteboard Service</meta:user-defined>
  </office:meta>
</office:document-meta>
</file>